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fo:language="en" fo:country="US" style:font-size-asian="9pt" style:font-size-complex="9pt"/>
    </style:style>
    <style:style style:name="P2" style:family="paragraph" style:parent-style-name="Standard">
      <style:paragraph-properties fo:background-color="#99ff66">
        <style:background-image/>
      </style:paragraph-properties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font-size="9pt" fo:language="en" fo:country="US" fo:font-weight="normal" style:font-size-asian="9pt" style:font-weight-asian="normal" style:font-size-complex="9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1121OLD******************************************************</text:p>
      <text:p text:style-name="P1"/>
      <text:p text:style-name="P1">REM <text:s/>***** <text:s/>BASIC <text:s/>*****</text:p>
      <text:p text:style-name="P1"/>
      <text:p text:style-name="P1">rem=======================================================================================</text:p>
      <text:p text:style-name="P1">dim oDialog1121 as object</text:p>
      <text:p text:style-name="P1">dim oDateFieldModel as object</text:p>
      <text:p text:style-name="P1">dim RangeData</text:p>
      <text:p text:style-name="P1">dim gstop as boolean </text:p>
      <text:p text:style-name="P1">dim array_of_vars(27) as double</text:p>
      <text:p text:style-name="P1">dim array_of_pogresh(27) as double</text:p>
      <text:p text:style-name="P1">dim array_of_control_point(8) as double</text:p>
      <text:p text:style-name="P1">rem=======================================================================================</text:p>
      <text:p text:style-name="P1">Sub dks1121_Dialog_Show</text:p>
      <text:p text:style-name="P1"><text:tab/>DialogLibraries.LoadLibrary( "AtomtexLibrary" )</text:p>
      <text:p text:style-name="P1"><text:tab/>oDialog1121 = CreateUnoDialog( DialogLibraries.AtomtexLibrary.D_1121 )</text:p>
      <text:p text:style-name="P1"><text:tab/>oDateFieldModel = oDialog1121.Model.getByName("DateField1")</text:p>
      <text:p text:style-name="P1"><text:tab/>oDateFieldModel.dateformat = 7 'в виде dd.mm.yyyy</text:p>
      <text:p text:style-name="P1"><text:tab/>oDateFieldModel.Date = cDateToIso(Now)</text:p>
      <text:p text:style-name="P1"><text:tab/>oDialogMain.endexecute() <text:s/></text:p>
      <text:p text:style-name="P1"><text:tab/></text:p>
      <text:p text:style-name="P1"><text:tab/> array_of_control_point(0) = 0.07</text:p>
      <text:p text:style-name="P1"><text:s/><text:tab/> array_of_control_point(1) = 0.7</text:p>
      <text:p text:style-name="P1"><text:s/><text:tab/> array_of_control_point(2) = 7</text:p>
      <text:p text:style-name="P1"><text:s/><text:tab/> array_of_control_point(3) = 70</text:p>
      <text:p text:style-name="P1"><text:s/><text:tab/> array_of_control_point(4) = 0.7</text:p>
      <text:p text:style-name="P1"><text:s/><text:tab/> array_of_control_point(5) = 7</text:p>
      <text:p text:style-name="P1"><text:s/><text:tab/> array_of_control_point(6) = 70</text:p>
      <text:p text:style-name="P1"><text:s/><text:tab/> array_of_control_point(7) = 0.7</text:p>
      <text:p text:style-name="P1"><text:s/><text:tab/> array_of_control_point(8) = 7</text:p>
      <text:p text:style-name="P1"/>
      <text:p text:style-name="P1"><text:tab/>dim i as integer rem т.е. value step равен значению контрольной точки деленной на 70</text:p>
      <text:p text:style-name="P1"><text:tab/>for i=2 to 28</text:p>
      <text:p text:style-name="P1"><text:tab/><text:tab/>oDialog1121.Model.getByName("NumericField" + i).valueStep = array_of_control_point((i-2)mod 9)/70</text:p>
      <text:p text:style-name="P1"><text:tab/><text:tab/>oDialog1121.Model.getByName("NumericField" + i).value = array_of_control_point((i-2)mod 9)</text:p>
      <text:p text:style-name="P1"><text:tab/>next i</text:p>
      <text:p text:style-name="P1"><text:tab/>oDialog1121.Model.getByName("NumericField01").value = 1</text:p>
      <text:p text:style-name="P1"><text:tab/>oDialog1121.Model.getByName("NumericField02").value = 2</text:p>
      <text:p text:style-name="P1"><text:tab/>oDialog1121.Model.getByName("NumericField03").value = 3</text:p>
      <text:p text:style-name="P1"><text:tab/></text:p>
      <text:p text:style-name="P1"><text:tab/>oDialog1121.visible = true</text:p>
      <text:p text:style-name="P1"><text:s text:c="2"/><text:tab/>do until gstop <text:s text:c="6"/></text:p>
      <text:p text:style-name="P1"><text:s text:c="8"/>wait (1000)</text:p>
      <text:p text:style-name="P1"><text:s/><text:tab/>loop</text:p>
      <text:p text:style-name="P1"><text:tab/>oDialog1121.visible = false</text:p>
      <text:p text:style-name="P1">End Sub</text:p>
      <text:p text:style-name="P1">rem=======================================================================================</text:p>
      <text:p text:style-name="P1">sub closedialog</text:p>
      <text:p text:style-name="P1"><text:tab/>gstop = true</text:p>
      <text:p text:style-name="P1">end sub</text:p>
      <text:p text:style-name="P1">rem=======================================================================================</text:p>
      <text:p text:style-name="P1">sub getSingleColumn_1</text:p>
      <text:p text:style-name="P1"><text:tab/>getSingleColumn(2, 1)</text:p>
      <text:p text:style-name="P1">end sub</text:p>
      <text:p text:style-name="P1">rem=======================================================================================</text:p>
      <text:p text:style-name="P1">sub getSingleColumn_2</text:p>
      <text:p text:style-name="P1"><text:tab/>getSingleColumn(11, 2)</text:p>
      <text:p text:style-name="P1">end sub</text:p>
      <text:p text:style-name="P1">rem=======================================================================================</text:p>
      <text:p text:style-name="P1">sub getSingleColumn_3</text:p>
      <text:p text:style-name="P1"><text:tab/>getSingleColumn(20, 3)</text:p>
      <text:p text:style-name="P1">end sub</text:p>
      <text:p text:style-name="P1">rem=======================================================================================</text:p>
      <text:p text:style-name="P1">sub getSingleColumn(first_num as integer, column_num as integer)</text:p>
      <text:p text:style-name="P1"><text:tab/>RangeData = FillArrayFromSelection()</text:p>
      <text:p text:style-name="P1"><text:s text:c="3"/><text:tab/>dim i as integer</text:p>
      <text:p text:style-name="P1"><text:s text:c="3"/><text:tab/>for i=0 to 8</text:p>
      <text:p text:style-name="P1"><text:s text:c="3"/><text:tab/><text:tab/>oDialog1121.Model.getByName("NumericField"+(i+first_num)).value = RangeData(i+1, 0)</text:p>
      <text:p text:style-name="P1"><text:s text:c="3"/><text:tab/>next i<text:tab/></text:p>
      <text:p text:style-name="P1"><text:soft-page-break/><text:tab/>oDialog1121.Model.getByName("NumericField0"+column_num).value = RangeData(0, 0)</text:p>
      <text:p text:style-name="P1">end sub</text:p>
      <text:p text:style-name="P1">rem=======================================================================================</text:p>
      <text:p text:style-name="P1">function pogreshnost(num as double, contr_point as integer)</text:p>
      <text:p text:style-name="P1"><text:tab/>dim point as double</text:p>
      <text:p text:style-name="P1"><text:tab/>point = array_of_control_point(contr_point mod 9)</text:p>
      <text:p text:style-name="P1"><text:tab/>pogreshnost = ((num - point) / point) * 100</text:p>
      <text:p text:style-name="P1">end function</text:p>
      <text:p text:style-name="P1">rem=======================================================================================</text:p>
      <text:p text:style-name="P1">function dov_granica(pogr as double)</text:p>
      <text:p text:style-name="P1"><text:tab/>dov_granica = 1.1 * sqr(16 + pogr*pogr + 0.36)</text:p>
      <text:p text:style-name="P1">end function<text:tab/></text:p>
      <text:p text:style-name="P1">rem=======================================================================================</text:p>
      <text:p text:style-name="P1">sub getVarsFromFields rem Вообще можно было бы обойтись без массивов, работая напрямую с NumFields, но так удобнее читать код, так он понятнее</text:p>
      <text:p text:style-name="P1"><text:tab/>dim i as integer</text:p>
      <text:p text:style-name="P1"><text:s text:c="3"/><text:tab/>for i=0 to 26</text:p>
      <text:p text:style-name="P1"><text:s text:c="3"/><text:tab/><text:tab/>array_of_vars(i) = oDialog1121.Model.getByName("NumericField"+(i+2)).value</text:p>
      <text:p text:style-name="P1"><text:s text:c="3"/><text:tab/>next i</text:p>
      <text:p text:style-name="P1">end sub</text:p>
      <text:p text:style-name="P1">rem=======================================================================================</text:p>
      <text:p text:style-name="P1">sub makeProtRus</text:p>
      <text:p text:style-name="P1"><text:tab/>MyFormat = "0.00"</text:p>
      <text:p text:style-name="P1"><text:tab/>getVarsFromFields</text:p>
      <text:p text:style-name="P1"><text:s text:c="4"/>OpenTemplate(sertPath &amp; "template_1121_prot_RU.odt")</text:p>
      <text:p text:style-name="P1"><text:tab/>dim i as integer</text:p>
      <text:p text:style-name="P1"><text:tab/>for i=1 to 27</text:p>
      <text:p text:style-name="P1"><text:tab/><text:tab/>findAndRename("$k"+i+"$", Format(array_of_vars(i-1), MyFormat)</text:p>
      <text:p text:style-name="P1"><text:tab/><text:tab/>array_of_pogresh(i-1) = pogreshnost(array_of_vars(i-1),i-1)</text:p>
      <text:p text:style-name="P1"><text:tab/><text:tab/>findAndRename("$L"+i+"$", Format(array_of_pogresh(i-1), MyFormat)</text:p>
      <text:p text:style-name="P1"><text:tab/><text:tab/>findAndRename("$m"+i+"$", Format(dov_granica(array_of_pogresh(i-1)), MyFormat)</text:p>
      <text:p text:style-name="P1"><text:tab/>next i</text:p>
      <text:p text:style-name="P1"><text:tab/>findAndRename("$№1$", oDialog1121.Model.getByName("NumericField01").value)</text:p>
      <text:p text:style-name="P1"><text:tab/>findAndRename("$№2$", oDialog1121.Model.getByName("NumericField02").value)</text:p>
      <text:p text:style-name="P1"><text:tab/>findAndRename("$№3$", oDialog1121.Model.getByName("NumericField03").value)</text:p>
      <text:p text:style-name="P1">end sub</text:p>
      <text:p text:style-name="P1"/>
      <text:p text:style-name="P2">M_1117_old*****************************************************</text:p>
      <text:p text:style-name="P1"/>
      <text:p text:style-name="P1">REM <text:s/>***** <text:s/>BASIC <text:s/>*****</text:p>
      <text:p text:style-name="P1"/>
      <text:p text:style-name="P1">Sub Main</text:p>
      <text:p text:style-name="P1"/>
      <text:p text:style-name="P1">End Sub</text:p>
      <text:p text:style-name="P1"/>
      <text:p text:style-name="P1"><text:tab/>'for i=1 to 9</text:p>
      <text:p text:style-name="P1">'<text:tab/><text:tab/>oDialog1117.Model.getByName("NumericField" + i).Visible = false</text:p>
      <text:p text:style-name="P1">'<text:tab/>next i</text:p>
      <text:p text:style-name="P1"/>
      <text:p text:style-name="P1">rem======================================================================================= </text:p>
      <text:p text:style-name="P1">Sub next_step</text:p>
      <text:p text:style-name="P1"/>
      <text:p text:style-name="P1">' <text:s text:c="2"/>cmdPrev.Model.Enabled = true 'Not cmdPrev.Model.Enabled</text:p>
      <text:p text:style-name="P1">' <text:s text:c="2"/>if oDialog1117.Model.Step = 2 then cmdNext.Model.Enabled = False</text:p>
      <text:p text:style-name="P1">' <text:s text:c="2"/>oDialog1117.Model.Step = oDialog1117.Model.Step + 1 <text:s text:c="2"/></text:p>
      <text:p text:style-name="P1"/>
      <text:p text:style-name="P1"/>
      <text:p text:style-name="P1">End Sub</text:p>
      <text:p text:style-name="P1">rem======================================================================================= </text:p>
      <text:p text:style-name="P1">Sub prev_step</text:p>
      <text:p text:style-name="P1"><text:s text:c="3"/>cmdNext.Model.Enabled = true</text:p>
      <text:p text:style-name="P1"><text:tab/>if oDialog1117.Model.Step = 2 then cmdPrev.Model.Enabled = False</text:p>
      <text:p text:style-name="P1"><text:s text:c="3"/>oDialog1117.Model.Step = oDialog1117.Model.Step - 1 </text:p>
      <text:p text:style-name="P1">End Sub</text:p>
      <text:p text:style-name="P1">rem=======================================================================================</text:p>
      <text:p text:style-name="P1">sub checkBoxCheckerOld(impl as integer)</text:p>
      <text:p text:style-name="P1"><text:tab/>if startNum &lt;&gt; 0 then</text:p>
      <text:p text:style-name="P1"><text:tab/><text:tab/>for i=0 to arrayOfPointsQuantity(startNum-impl) rem (startNum-1)</text:p>
      <text:p text:style-name="P1"><text:tab/><text:tab/><text:tab/>rem findAndRename(("$" + (startNum-1) + "-0" + i), <text:soft-page-break/>(oDialog1117.Model.getByName("NumericField"+i).value))<text:tab/></text:p>
      <text:p text:style-name="P1"><text:tab/><text:tab/><text:tab/>rem valueRecordsArray(startNum-impl)</text:p>
      <text:p text:style-name="P1"><text:tab/><text:tab/>next i</text:p>
      <text:p text:style-name="P1"><text:tab/><text:tab/></text:p>
      <text:p text:style-name="P1"><text:tab/>end if</text:p>
      <text:p text:style-name="P1"><text:tab/>if startNum&lt;=mainCount and startNum&gt;=0 then</text:p>
      <text:p text:style-name="P1"><text:tab/><text:tab/>while oDialog1117.getControl("CheckBox" + startNum).State = 0 and startNum&lt;&gt;mainCount</text:p>
      <text:p text:style-name="P1"><text:tab/><text:tab/><text:tab/>rem deleteTable("t" + startNum)</text:p>
      <text:p text:style-name="P1"><text:tab/><text:tab/><text:tab/>startNum = startNum+impl</text:p>
      <text:p text:style-name="P1"><text:tab/><text:tab/>wend</text:p>
      <text:p text:style-name="P1"/>
      <text:p text:style-name="P1"><text:tab/><text:tab/><text:tab/>if oDialog1117.getControl("CheckBox" + startNum).State = 1 then</text:p>
      <text:p text:style-name="P1"><text:tab/><text:tab/><text:tab/><text:tab/>makeLayout(startNum) <text:tab/></text:p>
      <text:p text:style-name="P1"><text:tab/><text:tab/><text:tab/><text:tab/>startNum = startNum+impl</text:p>
      <text:p text:style-name="P1"><text:tab/><text:tab/><text:tab/>else </text:p>
      <text:p text:style-name="P1"><text:tab/><text:tab/><text:tab/><text:tab/>rem deleteTable("t" + startNum)</text:p>
      <text:p text:style-name="P1"><text:tab/><text:tab/><text:tab/>end if</text:p>
      <text:p text:style-name="P1"><text:tab/><text:tab/>else</text:p>
      <text:p text:style-name="P1"><text:tab/><text:tab/><text:tab/>rem cmdNext = oDialog1117.getControl("cmdNext").</text:p>
      <text:p text:style-name="P1"><text:tab/>end if<text:tab/></text:p>
      <text:p text:style-name="P1">end sub</text:p>
      <text:p text:style-name="P1"/>
      <text:p text:style-name="P1">'<text:tab/>if startNum &amp;lt;&amp;gt; 0 then</text:p>
      <text:p text:style-name="P1">'<text:tab/><text:tab/>for i=0 to arrayOfPointsQuantity(startNum-1)</text:p>
      <text:p text:style-name="P1">'<text:tab/><text:tab/><text:tab/>findAndRename((&amp;quot;$&amp;quot; + (startNum-1) + &amp;quot;-0&amp;quot; + i), (oDialog1117.Model.getByName(&amp;quot;NumericField&amp;quot;+i).value))<text:tab/></text:p>
      <text:p text:style-name="P1">'<text:tab/><text:tab/>next i</text:p>
      <text:p text:style-name="P1">'<text:tab/><text:tab/></text:p>
      <text:p text:style-name="P1">'<text:tab/>end if</text:p>
      <text:p text:style-name="P1">'<text:tab/>if startNum&amp;lt;=mainCount then</text:p>
      <text:p text:style-name="P1">'<text:tab/><text:tab/>while oDialog1117.getControl(&amp;quot;CheckBox&amp;quot; + startNum).State = 0 and startNum&amp;lt;&amp;gt;mainCount</text:p>
      <text:p text:style-name="P1">'<text:tab/><text:tab/><text:tab/>deleteTable(&amp;quot;t&amp;quot; + startNum)</text:p>
      <text:p text:style-name="P1">'<text:tab/><text:tab/><text:tab/>startNum = startNum+1</text:p>
      <text:p text:style-name="P1">'<text:tab/><text:tab/>wend</text:p>
      <text:p text:style-name="P1">'</text:p>
      <text:p text:style-name="P1">'<text:tab/><text:tab/><text:tab/>if oDialog1117.getControl(&amp;quot;CheckBox&amp;quot; + startNum).State = 1 then</text:p>
      <text:p text:style-name="P1">'<text:tab/><text:tab/><text:tab/><text:tab/>makeLayout(startNum) <text:tab/></text:p>
      <text:p text:style-name="P1">'<text:tab/><text:tab/><text:tab/><text:tab/>startNum = startNum+1</text:p>
      <text:p text:style-name="P1">'<text:tab/><text:tab/><text:tab/>else </text:p>
      <text:p text:style-name="P1">'<text:tab/><text:tab/><text:tab/><text:tab/>deleteTable(&amp;quot;t&amp;quot; + startNum)</text:p>
      <text:p text:style-name="P1">'<text:tab/><text:tab/><text:tab/>end if</text:p>
      <text:p text:style-name="P1">'<text:tab/><text:tab/>else</text:p>
      <text:p text:style-name="P1">'<text:tab/><text:tab/><text:tab/>rem cmdNext = oDialog1117.getControl(&amp;quot;cmdNext&amp;quot;).</text:p>
      <text:p text:style-name="P1">'<text:tab/>end if<text:tab/></text:p>
      <text:p text:style-name="P1"/>
      <text:p text:style-name="P1"/>
      <text:p text:style-name="P1">rem=======================================================================================</text:p>
      <text:p text:style-name="P1">sub checkBoxChecker(impl as integer)</text:p>
      <text:p text:style-name="P1"><text:tab/>if startNum&gt;-1 and startNum&lt;mainCount+1 then</text:p>
      <text:p text:style-name="P1"><text:tab/><text:tab/>while oDialog1117.getControl("CheckBox" + startNum).State = 0 and startNum&lt;&gt;mainCount</text:p>
      <text:p text:style-name="P1"><text:tab/><text:tab/><text:tab/>startNum = startNum+1</text:p>
      <text:p text:style-name="P1"><text:tab/><text:tab/>wend</text:p>
      <text:p text:style-name="P1"><text:tab/><text:tab/>if oDialog1117.getControl("CheckBox" + startNum).State = 1 then</text:p>
      <text:p text:style-name="P1">'<text:tab/><text:tab/><text:tab/>insertDataToArray</text:p>
      <text:p text:style-name="P1"><text:tab/><text:tab/><text:tab/>makeLayout(startNum) <text:tab/></text:p>
      <text:p text:style-name="P1"><text:tab/><text:tab/><text:tab/>startNum = startNum+1</text:p>
      <text:p text:style-name="P1"><text:tab/><text:tab/>end if</text:p>
      <text:p text:style-name="P1"><text:tab/>end if<text:tab/></text:p>
      <text:p text:style-name="P1">end sub</text:p>
      <text:p text:style-name="P1"/>
      <text:p text:style-name="P1"/>
      <text:p text:style-name="P1"/>
      <text:p text:style-name="P1">sub insertRecordsToTemplate</text:p>
      <text:p text:style-name="P1"><text:tab/>OpenTemplate(sertPath &amp; "1117sorted.odt")</text:p>
      <text:p text:style-name="P1"><text:tab/>dim tempArray(1) as double</text:p>
      <text:p text:style-name="P1"><text:tab/>for i=0 to mainCount</text:p>
      <text:p text:style-name="P1"><text:tab/>'<text:tab/>redim tempArray(uBound(valueRecordsArray(i))) as double</text:p>
      <text:p text:style-name="P1"><text:tab/><text:tab/>tempArray = valueRecordsArray(i)</text:p>
      <text:p text:style-name="P1"><text:tab/><text:tab/>'msgbox "ta = " + uBound(tempArray) </text:p>
      <text:p text:style-name="P1"><text:tab/><text:tab/>if tempArray(0) = 1 then</text:p>
      <text:p text:style-name="P1"><text:soft-page-break/><text:tab/><text:tab/><text:tab/>for j=1 to uBound(valueRecordsArray(i))</text:p>
      <text:p text:style-name="P1"><text:tab/><text:tab/><text:tab/><text:tab/>'msgbox "j = " + j + ", tempArray = " + uBound(tempArray)</text:p>
      <text:p text:style-name="P1"><text:tab/><text:tab/><text:tab/><text:tab/>findAndRename(("$" + i + "-0" + (j-1)), tempArray(j))<text:tab/></text:p>
      <text:p text:style-name="P1"><text:tab/><text:tab/><text:tab/>next j</text:p>
      <text:p text:style-name="P1"><text:tab/><text:tab/>else</text:p>
      <text:p text:style-name="P1"><text:tab/><text:tab/><text:tab/>deleteTable("t" + i)</text:p>
      <text:p text:style-name="P1"><text:tab/><text:tab/>end if</text:p>
      <text:p text:style-name="P1"><text:tab/>next i</text:p>
      <text:p text:style-name="P1">end sub</text:p>
      <text:p text:style-name="P1">sub neutron_old(i as integer)</text:p>
      <text:p text:style-name="P1"><text:tab/><text:tab/><text:tab/><text:tab/>dim fon, p1, p2, p3, p4, p5, p6, p7, p8, p9, p10, p11, p12, p13, p14, p15, p16 as double</text:p>
      <text:p text:style-name="P1"><text:tab/><text:tab/><text:tab/><text:tab/>fon = valueRecordsArray(i)(1)<text:tab/>rem фон</text:p>
      <text:p text:style-name="P1"><text:tab/><text:tab/><text:tab/><text:tab/>p1 = valueRecordsArray(i)(2)</text:p>
      <text:p text:style-name="P1"><text:tab/><text:tab/><text:tab/><text:tab/>p2 = valueRecordsArray(i)(3)</text:p>
      <text:p text:style-name="P1"><text:tab/><text:tab/><text:tab/><text:tab/>p3 = valueRecordsArray(i)(4)</text:p>
      <text:p text:style-name="P1"><text:tab/><text:tab/><text:tab/><text:tab/>p4 = valueRecordsArray(i)(5)</text:p>
      <text:p text:style-name="P1"><text:tab/><text:tab/><text:tab/><text:tab/>rem------------------------------------------------------------</text:p>
      <text:p text:style-name="P1"><text:tab/><text:tab/><text:tab/><text:tab/>p5 = (p1-fon)*0.6</text:p>
      <text:p text:style-name="P1"><text:tab/><text:tab/><text:tab/><text:tab/>p6 = p2*0.6</text:p>
      <text:p text:style-name="P1"><text:tab/><text:tab/><text:tab/><text:tab/>p7 = p3*0.86</text:p>
      <text:p text:style-name="P1"><text:tab/><text:tab/><text:tab/><text:tab/>p8 = p4*0.96</text:p>
      <text:p text:style-name="P1"><text:tab/><text:tab/><text:tab/><text:tab/></text:p>
      <text:p text:style-name="P1"><text:tab/><text:tab/><text:tab/><text:tab/>findAndRename(("$" + i + "-21"), Format(p5, MyFormat))</text:p>
      <text:p text:style-name="P1"><text:tab/><text:tab/><text:tab/><text:tab/>findAndRename(("$" + i + "-22"), Format(p6, MyFormat))</text:p>
      <text:p text:style-name="P1"><text:tab/><text:tab/><text:tab/><text:tab/>findAndRename(("$" + i + "-23"), Format(p7, MyFormat))</text:p>
      <text:p text:style-name="P1"><text:tab/><text:tab/><text:tab/><text:tab/>findAndRename(("$" + i + "-24"), Format(p8, MyFormat))</text:p>
      <text:p text:style-name="P1"><text:tab/><text:tab/><text:tab/><text:tab/>rem------------------------------------------------------------</text:p>
      <text:p text:style-name="P1"><text:tab/><text:tab/><text:tab/><text:tab/>p9 = (p5 - 5.9)/5.9 * 100</text:p>
      <text:p text:style-name="P1"><text:tab/><text:tab/><text:tab/><text:tab/>p10 = (p6 - 57)/57 * 100</text:p>
      <text:p text:style-name="P1"><text:tab/><text:tab/><text:tab/><text:tab/>p11 = (p7 - 235)/235 * 100</text:p>
      <text:p text:style-name="P1"><text:tab/><text:tab/><text:tab/><text:tab/>p12 = (p8 - 1019)/1019 * 100</text:p>
      <text:p text:style-name="P1"><text:tab/><text:tab/><text:tab/><text:tab/></text:p>
      <text:p text:style-name="P1"><text:tab/><text:tab/><text:tab/><text:tab/>findAndRename(("$" + i + "-31"), Format(p9, MyFormat))</text:p>
      <text:p text:style-name="P1"><text:tab/><text:tab/><text:tab/><text:tab/>findAndRename(("$" + i + "-32"), Format(p10, MyFormat))</text:p>
      <text:p text:style-name="P1"><text:tab/><text:tab/><text:tab/><text:tab/>findAndRename(("$" + i + "-33"), Format(p11, MyFormat))</text:p>
      <text:p text:style-name="P1"><text:tab/><text:tab/><text:tab/><text:tab/>findAndRename(("$" + i + "-34"), Format(p12, MyFormat))</text:p>
      <text:p text:style-name="P1"><text:tab/><text:tab/><text:tab/><text:tab/>rem------------------------------------------------------------</text:p>
      <text:p text:style-name="P1"><text:tab/><text:tab/><text:tab/><text:tab/>p13 = 1.1 * sqr(p9 * p9 + 5*5)</text:p>
      <text:p text:style-name="P1"><text:tab/><text:tab/><text:tab/><text:tab/>p14 = 1.1 * sqr(p10 * p10 + 5*5)</text:p>
      <text:p text:style-name="P1"><text:tab/><text:tab/><text:tab/><text:tab/>p15 = 1.1 * sqr(p11 * p11 + 5*5)</text:p>
      <text:p text:style-name="P1"><text:tab/><text:tab/><text:tab/><text:tab/>p16 = 1.1 * sqr(p12 * p12 + 5*5)</text:p>
      <text:p text:style-name="P1"><text:tab/><text:tab/><text:tab/><text:tab/></text:p>
      <text:p text:style-name="P1"><text:tab/><text:tab/><text:tab/><text:tab/>findAndRename(("$" + i + "-41"), Format(p13, MyFormat))</text:p>
      <text:p text:style-name="P1"><text:tab/><text:tab/><text:tab/><text:tab/>findAndRename(("$" + i + "-42"), Format(p14, MyFormat))</text:p>
      <text:p text:style-name="P1"><text:tab/><text:tab/><text:tab/><text:tab/>findAndRename(("$" + i + "-43"), Format(p15, MyFormat))</text:p>
      <text:p text:style-name="P1"><text:tab/><text:tab/><text:tab/><text:tab/>findAndRename(("$" + i + "-44"), Format(p16, MyFormat))</text:p>
      <text:p text:style-name="P1"><text:tab/><text:tab/><text:tab/><text:tab/>rem------------------------------------------------------------</text:p>
      <text:p text:style-name="P1">end sub</text:p>
      <text:p text:style-name="P1"/>
      <text:p text:style-name="P1"/>
      <text:p text:style-name="P1"/>
      <text:p text:style-name="P1"/>
      <text:p text:style-name="P1"/>
      <text:p text:style-name="P1">rem настройка отображения виджета под каждый конкретный тип БД </text:p>
      <text:p text:style-name="P1">function makeLayout_old2(count as integer) </text:p>
      <text:p text:style-name="P1"/>
      <text:p text:style-name="P1"><text:tab/>typeText.Text = arrayOfBdTypes(count)</text:p>
      <text:p text:style-name="P1"><text:tab/>dim last as integer</text:p>
      <text:p text:style-name="P1"><text:tab/>'msgbox arrayOfPointsQuantity(count)</text:p>
      <text:p text:style-name="P1"><text:tab/>last = arrayOfPointsQuantity(count)</text:p>
      <text:p text:style-name="P1"><text:tab/>dim pointArray as variant</text:p>
      <text:p text:style-name="P1"><text:tab/>dim pointTextArray as variant</text:p>
      <text:p text:style-name="P1"><text:tab/></text:p>
      <text:p text:style-name="P1"><text:tab/>dim measPointText as string</text:p>
      <text:p text:style-name="P1"><text:tab/>pointArray = arrayOfPointsValueArrays(count)</text:p>
      <text:p text:style-name="P1"><text:tab/>pointTextArray = arrayOfPointsTextArrays(count)</text:p>
      <text:p text:style-name="P1"><text:tab/>for i=0 to last - 1</text:p>
      <text:p text:style-name="P1"><text:tab/><text:tab/>oDialog1117.getControl("NumericField" + i).Visible = true</text:p>
      <text:p text:style-name="P1"><text:tab/><text:tab/>oDialog1117.getControl("Label" + i).Visible = true</text:p>
      <text:p text:style-name="P1"><text:tab/><text:tab/>oDialog1117.getControl("NumericField" + i).Text = Format(pointArray(i), MyFormat)</text:p>
      <text:p text:style-name="P1"><text:soft-page-break/><text:tab/><text:tab/>rem oDialog1117.Model.getByName("NumericField" + i).valueStep = point(i-1)/point(i-1) rem шаг всегда равен десятой части числа </text:p>
      <text:p text:style-name="P1"><text:tab/><text:tab/>rem measPointText = ("" + point(i-1) + " " + arrayOfMeas(count))</text:p>
      <text:p text:style-name="P1"><text:tab/><text:tab/>oDialog1117.Model.getByName("NumericField" + i).valueStep = pointArray(i)/70</text:p>
      <text:p text:style-name="P1"><text:tab/><text:tab/></text:p>
      <text:p text:style-name="P1"><text:tab/><text:tab/>measPointText = ("" + <text:s/>Format(pointArray(i), MyFormat) <text:s text:c="2"/>+ " " + pointTextArray(i) + arrayOfMeas(count))</text:p>
      <text:p text:style-name="P1"><text:tab/><text:tab/>oDialog1117.getControl("Label" + i).Text = measPointText</text:p>
      <text:p text:style-name="P1"><text:tab/>next i</text:p>
      <text:p text:style-name="P1"><text:tab/>for i=last to 8</text:p>
      <text:p text:style-name="P1"><text:tab/><text:tab/>oDialog1117.getControl("NumericField" + i).Visible = false rem скрыть все ненужные</text:p>
      <text:p text:style-name="P1"><text:tab/><text:tab/>oDialog1117.getControl("Label" + i).Visible = false</text:p>
      <text:p text:style-name="P1"><text:tab/>next i<text:tab/> <text:tab/></text:p>
      <text:p text:style-name="P1">end function</text:p>
      <text:p text:style-name="P1"/>
      <text:p text:style-name="P1"/>
      <text:p text:style-name="P1">rem настройка отображения виджета под каждый конкретный тип БД </text:p>
      <text:p text:style-name="P1">function makeLayout_old(count as integer) </text:p>
      <text:p text:style-name="P1"/>
      <text:p text:style-name="P1"><text:tab/>typeText.Text = arrayOfBdTypes(count)</text:p>
      <text:p text:style-name="P1"><text:tab/>dim last as integer</text:p>
      <text:p text:style-name="P1"><text:tab/>last = arrayOfPointsQuantity(count)</text:p>
      <text:p text:style-name="P1"><text:tab/>dim pointArray as variant</text:p>
      <text:p text:style-name="P1"><text:tab/>dim point as String</text:p>
      <text:p text:style-name="P1"><text:tab/></text:p>
      <text:p text:style-name="P1"><text:tab/>pointArray = arrayOfPointsValueArrays(count)</text:p>
      <text:p text:style-name="P1"><text:tab/>for i=0 to last - 1</text:p>
      <text:p text:style-name="P1"><text:tab/><text:tab/>oDialog1117.getControl("NumericField" + i).Visible = true</text:p>
      <text:p text:style-name="P1"><text:tab/><text:tab/>oDialog1117.getControl("Label" + i).Visible = true</text:p>
      <text:p text:style-name="P1"><text:tab/><text:tab/></text:p>
      <text:p text:style-name="P1"><text:tab/><text:tab/>point = prefixWithNumber(pointArray(i))</text:p>
      <text:p text:style-name="P1"><text:tab/><text:tab/>oDialog1117.getControl("NumericField" + i).Text = point</text:p>
      <text:p text:style-name="P1"><text:tab/><text:tab/>oDialog1117.Model.getByName("NumericField" + i).valueStep = pointArray(i)/70</text:p>
      <text:p text:style-name="P1"><text:tab/><text:tab/></text:p>
      <text:p text:style-name="P1"><text:tab/><text:tab/>oDialog1117.getControl("Label" + i).Text = "" + point + arrayOfMeas(count)</text:p>
      <text:p text:style-name="P1"><text:tab/>next i</text:p>
      <text:p text:style-name="P1"><text:tab/>for i=last to 8</text:p>
      <text:p text:style-name="P1"><text:tab/><text:tab/>oDialog1117.getControl("NumericField" + i).Visible = false rem скрыть все ненужные</text:p>
      <text:p text:style-name="P1"><text:tab/><text:tab/>oDialog1117.getControl("Label" + i).Visible = false</text:p>
      <text:p text:style-name="P1"><text:tab/>next i<text:tab/> <text:tab/></text:p>
      <text:p text:style-name="P1">end function</text:p>
      <text:p text:style-name="P1"/>
      <text:p text:style-name="P1"/>
      <text:p text:style-name="P1">rem======================================================================================= </text:p>
      <text:p text:style-name="P1">rem настройка отображения виджета под каждый конкретный тип БД </text:p>
      <text:p text:style-name="P1">function makeLayout_old3(count as integer) </text:p>
      <text:p text:style-name="P1"/>
      <text:p text:style-name="P1"><text:tab/>typeText.Text = arrayOfBdTypes(count)</text:p>
      <text:p text:style-name="P1"><text:tab/>dim last as integer</text:p>
      <text:p text:style-name="P1"><text:tab/>'msgbox arrayOfPointsQuantity(count)</text:p>
      <text:p text:style-name="P1"><text:tab/>last = arrayOfPointsQuantity(count)</text:p>
      <text:p text:style-name="P1"><text:tab/>dim pointArray as variant</text:p>
      <text:p text:style-name="P1"><text:tab/>dim pointTextArray as variant</text:p>
      <text:p text:style-name="P1"><text:tab/></text:p>
      <text:p text:style-name="P1"><text:tab/>dim measPointText as string</text:p>
      <text:p text:style-name="P1"><text:tab/>pointArray = arrayOfPointsValueArrays(count)</text:p>
      <text:p text:style-name="P1"><text:tab/>pointTextArray = arrayOfPointsTextArrays(count)</text:p>
      <text:p text:style-name="P1"><text:tab/>for i=0 to last - 1</text:p>
      <text:p text:style-name="P1"><text:tab/><text:tab/>oDialog1117.getControl("NumericField" + i).Visible = true</text:p>
      <text:p text:style-name="P1"><text:tab/><text:tab/>oDialog1117.getControl("Label" + i).Visible = true</text:p>
      <text:p text:style-name="P1"><text:tab/><text:tab/>oDialog1117.getControl("NumericField" + i).Text = Format(pointArray(i), MyFormat)</text:p>
      <text:p text:style-name="P1"><text:tab/><text:tab/>rem oDialog1117.Model.getByName("NumericField" + i).valueStep = point(i-1)/point(i-1) rem шаг всегда равен десятой части числа </text:p>
      <text:p text:style-name="P1"><text:tab/><text:tab/>rem measPointText = ("" + point(i-1) + " " + arrayOfMeas(count))</text:p>
      <text:p text:style-name="P1"><text:tab/><text:tab/>oDialog1117.Model.getByName("NumericField" + i).valueStep = pointArray(i)/70</text:p>
      <text:p text:style-name="P1"><text:tab/><text:tab/></text:p>
      <text:p text:style-name="P1"><text:tab/><text:tab/>measPointText = ("" + <text:s/>Format(pointArray(i), MyFormat) <text:s text:c="2"/>+ " " + pointTextArray(i) + arrayOfMeas(count))</text:p>
      <text:p text:style-name="P1"><text:tab/><text:tab/>oDialog1117.getControl("Label" + i).Text = measPointText</text:p>
      <text:p text:style-name="P1"><text:tab/>next i</text:p>
      <text:p text:style-name="P1"><text:tab/>for i=last to 8</text:p>
      <text:p text:style-name="P1"><text:tab/><text:tab/>oDialog1117.getControl("NumericField" + i).Visible = false rem скрыть все ненужные</text:p>
      <text:p text:style-name="P1"><text:soft-page-break/><text:tab/><text:tab/>oDialog1117.getControl("Label" + i).Visible = false</text:p>
      <text:p text:style-name="P1"><text:tab/>next i<text:tab/> <text:tab/></text:p>
      <text:p text:style-name="P1">end function</text:p>
      <text:p text:style-name="P2">M_204**********************************************************</text:p>
      <text:p text:style-name="P3"/>
      <text:p text:style-name="P3">REM <text:s/>***** <text:s/>BASIC <text:s/>*****</text:p>
      <text:p text:style-name="P3"/>
      <text:p text:style-name="P3">rem=======================================================================================</text:p>
      <text:p text:style-name="P3">dim oDialog204 as object</text:p>
      <text:p text:style-name="P3">dim oDateFieldModel as object</text:p>
      <text:p text:style-name="P3">dim POINTS_QNT as integer</text:p>
      <text:p text:style-name="P3">dim array_of_vars(8) as double</text:p>
      <text:p text:style-name="P3">dim array_of_pogresh(8) as double</text:p>
      <text:p text:style-name="P3">dim array_of_control_point(8) as double</text:p>
      <text:p text:style-name="P3">dim background as double</text:p>
      <text:p text:style-name="P3">rem=======================================================================================</text:p>
      <text:p text:style-name="P3">Sub G204_Dialog_Show</text:p>
      <text:p text:style-name="P3"><text:tab/>DialogLibraries.LoadLibrary( "AtomtexLibrary" )</text:p>
      <text:p text:style-name="P3"><text:tab/>oDialog204 = CreateUnoDialog( DialogLibraries.AtomtexLibrary.D_204 )</text:p>
      <text:p text:style-name="P3"><text:tab/>oDateFieldModel = oDialog204.Model.getByName("DateField1")</text:p>
      <text:p text:style-name="P3"><text:tab/>oDateFieldModel.dateformat = 7 'в виде dd.mm.yyyy</text:p>
      <text:p text:style-name="P3"><text:tab/>oDateFieldModel.Date = cDateToIso(Now)</text:p>
      <text:p text:style-name="P3"/>
      <text:p text:style-name="P3"><text:tab/>POINTS_QNT = 8</text:p>
      <text:p text:style-name="P3"><text:tab/></text:p>
      <text:p text:style-name="P3"><text:tab/>array_of_control_point(0) = 0.07</text:p>
      <text:p text:style-name="P3"><text:tab/>array_of_control_point(1) = 0.7</text:p>
      <text:p text:style-name="P3"><text:s/><text:tab/>array_of_control_point(2) = 7</text:p>
      <text:p text:style-name="P3"><text:tab/>array_of_control_point(3) = 70</text:p>
      <text:p text:style-name="P3"><text:tab/>array_of_control_point(4) = 0.7</text:p>
      <text:p text:style-name="P3"><text:tab/>array_of_control_point(5) = 7</text:p>
      <text:p text:style-name="P3"><text:tab/>array_of_control_point(6) = 70</text:p>
      <text:p text:style-name="P3"><text:tab/>array_of_control_point(7) = 0.7</text:p>
      <text:p text:style-name="P3"><text:tab/>array_of_control_point(8) = 7</text:p>
      <text:p text:style-name="P3"/>
      <text:p text:style-name="P3"/>
      <text:p text:style-name="P3"><text:tab/>dim i as integer</text:p>
      <text:p text:style-name="P3"><text:tab/>for i=0 to POINTS_QNT</text:p>
      <text:p text:style-name="P3"><text:tab/><text:tab/><text:tab/>oDialog204.Model.getByName("NumericField0" + i).valueStep = array_of_control_point(i)/70</text:p>
      <text:p text:style-name="P3"><text:tab/><text:tab/><text:tab/>oDialog204.Model.getByName("NumericField0" + i).value = array_of_control_point(i)</text:p>
      <text:p text:style-name="P3"><text:tab/>next i</text:p>
      <text:p text:style-name="P3"><text:tab/>'oDialog204.Model.getByName("NumericField10").value = 1000</text:p>
      <text:p text:style-name="P3"><text:tab/>'oDialog204.Model.getByName("NumericField11").value = 100</text:p>
      <text:p text:style-name="P3"><text:tab/></text:p>
      <text:p text:style-name="P3"><text:tab/>oDialogMain.endexecute() <text:s text:c="2"/></text:p>
      <text:p text:style-name="P3"><text:tab/>oDialog204.Execute()</text:p>
      <text:p text:style-name="P3">End Sub</text:p>
      <text:p text:style-name="P3">rem=======================================================================================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_2(pogr as double)</text:p>
      <text:p text:style-name="P3"><text:tab/>dov_granica_2 = 1.1 * sqr(25 + pogr*pogr)</text:p>
      <text:p text:style-name="P3">end function<text:tab/></text:p>
      <text:p text:style-name="P3">rem=======================================================================================</text:p>
      <text:p text:style-name="P3">sub getVarsFromFields rem Вообще можно было бы обойтись без массивов, работая напрямую с NumFields, но так удобнее читать код, так он понятнее</text:p>
      <text:p text:style-name="P3"><text:tab/>dim j as integer</text:p>
      <text:p text:style-name="P3"><text:s/><text:tab/>for j=0 to POINTS_QNT</text:p>
      <text:p text:style-name="P3"><text:s text:c="3"/><text:tab/><text:tab/>array_of_vars(j) = oDialog204.Model.getByName("NumericField0"+j).value</text:p>
      <text:p text:style-name="P3"><text:s text:c="3"/><text:tab/><text:tab/>'print (oDialog204.Model.getByName("NumericField0"+j).value*100 &amp; "--" &amp;j)</text:p>
      <text:p text:style-name="P3"><text:s text:c="3"/><text:tab/>next j<text:tab/></text:p>
      <text:p text:style-name="P3">end sub</text:p>
      <text:p text:style-name="P3">rem=======================================================================================</text:p>
      <text:p text:style-name="P3">sub makeProtRus</text:p>
      <text:p text:style-name="P3"><text:tab/>MyFormat = "0.00"</text:p>
      <text:p text:style-name="P3"><text:tab/>'background = oDialogG02.Model.getByName("NumericField11").value / 1000 </text:p>
      <text:p text:style-name="P3"><text:tab/>getVarsFromFields</text:p>
      <text:p text:style-name="P3"><text:soft-page-break/><text:s text:c="4"/>OpenTemplate(sertPath &amp; "template_bdkg204.odt")</text:p>
      <text:p text:style-name="P3"><text:tab/>dim j as integer</text:p>
      <text:p text:style-name="P3"><text:tab/>for j=0 to POINTS_QNT</text:p>
      <text:p text:style-name="P3"><text:tab/><text:tab/>findAndRename("$k"+j+"$", Format(array_of_vars(j), MyFormat)</text:p>
      <text:p text:style-name="P3"><text:tab/><text:tab/>array_of_pogresh(j) = pogreshnost(array_of_vars(j),array_of_control_point(j))</text:p>
      <text:p text:style-name="P3"><text:tab/><text:tab/>findAndRename("$L"+j+"$", Format(array_of_pogresh(j), MyFormat)</text:p>
      <text:p text:style-name="P3"><text:tab/><text:tab/>findAndRename("$m"+j+"$", Format(dov_granica_2(array_of_pogresh(j)), MyFormat)</text:p>
      <text:p text:style-name="P3"><text:tab/>next j</text:p>
      <text:p text:style-name="P3"><text:tab/>findAndRename("$srk_num$", oDialog204.Model.getByName("TextField1").text)</text:p>
      <text:p text:style-name="P3"><text:tab/>findAndRename("$bd_num$", oDialog204.Model.getByName("TextField2").text)</text:p>
      <text:p text:style-name="P3"><text:tab/>'findAndRename("$bg$", background * 1000)</text:p>
      <text:p text:style-name="P3">end sub</text:p>
      <text:p text:style-name="P3"/>
      <text:p text:style-name="P3">rem=======================================================================================</text:p>
      <text:p text:style-name="P3">sub makeSertificate(path as String)</text:p>
      <text:p text:style-name="P3"><text:tab/>getVarsFromFields</text:p>
      <text:p text:style-name="P3"><text:s text:c="4"/>MyFormat = "0.00"</text:p>
      <text:p text:style-name="P3"><text:s text:c="4"/>OpenTemplate(sertPath &amp; path)</text:p>
      <text:p text:style-name="P3"><text:tab/>findAndRename("$bd_num$", oDialog204.Model.getByName("TextField2").Text)</text:p>
      <text:p text:style-name="P3"><text:tab/>findAndRename("$date$", getDate(oDateFieldModel))</text:p>
      <text:p text:style-name="P3"><text:tab/>dim j as integer</text:p>
      <text:p text:style-name="P3"><text:tab/>for j=0 to POINTS_QNT</text:p>
      <text:p text:style-name="P3"><text:tab/><text:tab/>findAndRename("$k"+j+"$", Format(array_of_vars(j), MyFormat)</text:p>
      <text:p text:style-name="P3"><text:tab/>next j <text:s text:c="3"/></text:p>
      <text:p text:style-name="P3">end sub</text:p>
      <text:p text:style-name="P3">rem=======================================================================================</text:p>
      <text:p text:style-name="P3">sub makeSertificateRU</text:p>
      <text:p text:style-name="P3"><text:tab/>makeSertificate("template_bdkg204_ser_RU.odt")</text:p>
      <text:p text:style-name="P3">end sub</text:p>
      <text:p text:style-name="P3">rem=======================================================================================</text:p>
      <text:p text:style-name="P3">sub makeSertificateEN</text:p>
      <text:p text:style-name="P3"><text:tab/>makeSertificate("template_bdkg204_ser_RU.odt")</text:p>
      <text:p text:style-name="P3">end sub</text:p>
      <text:p text:style-name="P3">rem=======================================================================================</text:p>
      <text:p text:style-name="P3">sub getSingleColumn</text:p>
      <text:p text:style-name="P3"><text:tab/>RangeData = FillArrayFromSelection()</text:p>
      <text:p text:style-name="P3"><text:s text:c="3"/><text:tab/>dim i as integer</text:p>
      <text:p text:style-name="P3"><text:s text:c="3"/><text:tab/>for i=0 to 7</text:p>
      <text:p text:style-name="P3"><text:s text:c="3"/><text:tab/><text:tab/>oDialog204.Model.getByName("NumericField0"+(i+1)).value = RangeData(i+1, 0)</text:p>
      <text:p text:style-name="P3"><text:s text:c="3"/><text:tab/>next i<text:tab/></text:p>
      <text:p text:style-name="P3"><text:s text:c="3"/><text:tab/>oDialog204.Model.getByName("NumericField11").value = RangeData(0, 0)</text:p>
      <text:p text:style-name="P3">end sub</text:p>
      <text:p text:style-name="P3"/>
      <text:p text:style-name="P2">ModuleBDKG204************************************************</text:p>
      <text:p text:style-name="P3"/>
      <text:p text:style-name="P3">REM <text:s/>***** <text:s/>BASIC <text:s/>*****</text:p>
      <text:p text:style-name="P3"/>
      <text:p text:style-name="P3">Sub Main</text:p>
      <text:p text:style-name="P3"/>
      <text:p text:style-name="P3">End Sub</text:p>
      <text:p text:style-name="P3"/>
      <text:p text:style-name="P3">REM declare dialog object "globally"</text:p>
      <text:p text:style-name="P3">dim oDialogBDKG204 as object</text:p>
      <text:p text:style-name="P3">'-----------------------------------------</text:p>
      <text:p text:style-name="P3">Sub bdkg204_Dialog_Show</text:p>
      <text:p text:style-name="P3"><text:s text:c="3"/>DialogLibraries.LoadLibrary( "AtomtexLibrary" )</text:p>
      <text:p text:style-name="P3"><text:s text:c="3"/>oDialogBDKG204 = CreateUnoDialog( DialogLibraries.AtomtexLibrary.DialogBDKG204 )</text:p>
      <text:p text:style-name="P3"><text:s text:c="3"/>oDialogMain.endexecute()</text:p>
      <text:p text:style-name="P3"><text:s text:c="3"/>oDialogBDKG204.Execute()</text:p>
      <text:p text:style-name="P3">End Sub</text:p>
      <text:p text:style-name="P3">'-----------------------------------------</text:p>
      <text:p text:style-name="P3">Sub getAllText_bdkg204</text:p>
      <text:p text:style-name="P3"/>
      <text:p text:style-name="P3"><text:s text:c="4"/>bground = oDialogBDKG204.Model.getByName("NumericField9").Value</text:p>
      <text:p text:style-name="P3"><text:s text:c="4"/>point_1 = oDialogBDKG204.Model.getByName("NumericField1").Value</text:p>
      <text:p text:style-name="P3"><text:s text:c="4"/>point_2 = oDialogBDKG204.Model.getByName("NumericField2").Value</text:p>
      <text:p text:style-name="P3"><text:s text:c="4"/>point_3 = oDialogBDKG204.Model.getByName("NumericField3").Value</text:p>
      <text:p text:style-name="P3"><text:s text:c="4"/>point_4 = oDialogBDKG204.Model.getByName("NumericField4").Value</text:p>
      <text:p text:style-name="P3"><text:s text:c="4"/>point_5 = oDialogBDKG204.Model.getByName("NumericField5").Value</text:p>
      <text:p text:style-name="P3"><text:soft-page-break/><text:s text:c="4"/>point_6 = oDialogBDKG204.Model.getByName("NumericField6").Value</text:p>
      <text:p text:style-name="P3"><text:s text:c="4"/>point_7 = oDialogBDKG204.Model.getByName("NumericField7").Value</text:p>
      <text:p text:style-name="P3"><text:s text:c="4"/>point_8 = oDialogBDKG204.Model.getByName("NumericField8").Value</text:p>
      <text:p text:style-name="P3"><text:s text:c="4"/></text:p>
      <text:p text:style-name="P3">End Sub</text:p>
      <text:p text:style-name="P3">'-----------------------------------------</text:p>
      <text:p text:style-name="P3">sub calculate</text:p>
      <text:p text:style-name="P3"><text:s text:c="4"/>getAllText_bdkg204()</text:p>
      <text:p text:style-name="P3"><text:s text:c="4"/></text:p>
      <text:p text:style-name="P3"><text:s text:c="4"/>OpenTemplate(sertPath &amp; "template_bdkg204.odt")</text:p>
      <text:p text:style-name="P3"><text:s text:c="4"/>'-----------------------------------------------</text:p>
      <text:p text:style-name="P3"><text:tab/>drawTable()</text:p>
      <text:p text:style-name="P3"><text:tab/>findAndRename("$srk_num$", oDialogBDKG204.Model.getByName("TextField2").Text)</text:p>
      <text:p text:style-name="P3"><text:tab/>findAndRename("$bd_num$", oDialogBDKG204.Model.getByName("TextField1").Text)</text:p>
      <text:p text:style-name="P3"><text:tab/></text:p>
      <text:p text:style-name="P3">end sub</text:p>
      <text:p text:style-name="P3">'-----------------------------------------------------------</text:p>
      <text:p text:style-name="P3"/>
      <text:p text:style-name="P3"/>
      <text:p text:style-name="P3">Sub Macro1</text:p>
      <text:p text:style-name="P3"/>
      <text:p text:style-name="P3">End Sub</text:p>
      <text:p text:style-name="P3"/>
      <text:p text:style-name="P2">M_mrp*********************************************************</text:p>
      <text:p text:style-name="P3"/>
      <text:p text:style-name="P3">REM <text:s/>***** <text:s/>BASIC <text:s/>*****</text:p>
      <text:p text:style-name="P3"/>
      <text:p text:style-name="P3">REM declare dialog object "globally"</text:p>
      <text:p text:style-name="P3">dim oDialogMRP as object</text:p>
      <text:p text:style-name="P3">dim oDateFieldModel as object</text:p>
      <text:p text:style-name="P3">dim oOptionButton as object</text:p>
      <text:p text:style-name="P3"/>
      <text:p text:style-name="P3"><text:tab/></text:p>
      <text:p text:style-name="P3">'-----------------------------------------</text:p>
      <text:p text:style-name="P3">Sub mrp_Dialog_Show</text:p>
      <text:p text:style-name="P3"><text:s text:c="3"/>DialogLibraries.LoadLibrary( "AtomtexLibrary" )</text:p>
      <text:p text:style-name="P3"><text:s text:c="3"/>oDialogMRP = CreateUnoDialog( DialogLibraries.AtomtexLibrary.D_MRP )</text:p>
      <text:p text:style-name="P3"><text:s text:c="3"/></text:p>
      <text:p text:style-name="P3"><text:s text:c="3"/>oDateFieldModel = oDialogMRP.Model.getByName("DateField1")</text:p>
      <text:p text:style-name="P3"><text:s text:c="3"/>oOptionButton = oDialogMRP.Model.getByName("OptionButton1")</text:p>
      <text:p text:style-name="P3"><text:s text:c="3"/></text:p>
      <text:p text:style-name="P3"><text:s text:c="2"/>oDateFieldModel.dateformat = 7 'в виде dd.mm.yyyy</text:p>
      <text:p text:style-name="P3"><text:s text:c="2"/>oDateFieldModel.Date = cDateToIso(Now)'DateSerial(2016, 10, 12)</text:p>
      <text:p text:style-name="P3"><text:s text:c="3"/></text:p>
      <text:p text:style-name="P3"><text:s text:c="2"/>Dim nCount As Integer</text:p>
      <text:p text:style-name="P3"><text:s text:c="2"/>Dim sItems As Variant</text:p>
      <text:p text:style-name="P3"><text:s text:c="2"/>REM get control</text:p>
      <text:p text:style-name="P3"><text:s text:c="2"/>oComboBox = oDialogMRP.getControl("ComboBox1")</text:p>
      <text:p text:style-name="P3"><text:s text:c="2"/>REM first remove all old items from the list</text:p>
      <text:p text:style-name="P3"><text:s text:c="2"/>nCount = oComboBox.getItemCount()</text:p>
      <text:p text:style-name="P3"><text:s text:c="2"/>oComboBox.removeItems( 0, nCount )</text:p>
      <text:p text:style-name="P3"><text:s text:c="2"/>REM add new items to the list</text:p>
      <text:p text:style-name="P3"><text:s text:c="2"/>sItems = Array( "№516", "№517", "№518", "№519", "№520", "№521", "№2910")</text:p>
      <text:p text:style-name="P3"><text:s text:c="2"/>oComboBox.addItems( sItems, 0 )</text:p>
      <text:p text:style-name="P3"><text:s text:c="3"/></text:p>
      <text:p text:style-name="P3"><text:s text:c="5"/>oNumericFieldModel = oDialogMRP.Model.getByName("NumericField1")</text:p>
      <text:p text:style-name="P3"><text:s text:c="5"/>oNumericFieldModel.DECIMALACCURACY = 2</text:p>
      <text:p text:style-name="P3"><text:s text:c="3"/></text:p>
      <text:p text:style-name="P3"><text:s text:c="3"/>oDialogMain.endexecute() <text:s text:c="2"/></text:p>
      <text:p text:style-name="P3"><text:s text:c="3"/>oDialogMRP.Execute()</text:p>
      <text:p text:style-name="P3"><text:s text:c="3"/></text:p>
      <text:p text:style-name="P3">End Sub</text:p>
      <text:p text:style-name="P3">'--------------------------------------------------------------------<text:tab/></text:p>
      <text:p text:style-name="P3">'--------------------------------------------------------------------<text:tab/></text:p>
      <text:p text:style-name="P3"><text:s text:c="2"/>Function GetSelectedItem( oComboBoxModel As Object ) As String</text:p>
      <text:p text:style-name="P3"><text:s text:c="6"/>GetSelectedItem = oComboBoxModel.Text</text:p>
      <text:p text:style-name="P3"><text:s text:c="2"/>End Function<text:tab/></text:p>
      <text:p text:style-name="P3">'--------------------------------------------------------------------<text:tab/></text:p>
      <text:p text:style-name="P3">sub comboChanged</text:p>
      <text:p text:style-name="P3"><text:soft-page-break/><text:tab/>oNumericFieldModel = oDialogMRP.Model.getByName("NumericField1")</text:p>
      <text:p text:style-name="P3"><text:tab/>dim num as string</text:p>
      <text:p text:style-name="P3"><text:tab/>oComboBox = oDialogMRP.getControl("ComboBox1")</text:p>
      <text:p text:style-name="P3"><text:tab/>num = oComboBox.text</text:p>
      <text:p text:style-name="P3"><text:tab/>select case num</text:p>
      <text:p text:style-name="P3"><text:tab/><text:tab/>case "№516"</text:p>
      <text:p text:style-name="P3"><text:tab/><text:tab/>oNumericFieldModel.value = get_activity(act516, oDateFieldModel)</text:p>
      <text:p text:style-name="P3"><text:tab/><text:tab/>case "№517"</text:p>
      <text:p text:style-name="P3"><text:tab/><text:tab/>oNumericFieldModel.value = get_activity(act517, oDateFieldModel)</text:p>
      <text:p text:style-name="P3"><text:tab/><text:tab/>case "№518"</text:p>
      <text:p text:style-name="P3"><text:tab/><text:tab/>oNumericFieldModel.value = get_activity(act518, oDateFieldModel)</text:p>
      <text:p text:style-name="P3"><text:tab/><text:tab/>case "№519"</text:p>
      <text:p text:style-name="P3"><text:tab/><text:tab/>oNumericFieldModel.value = get_activity(act519, oDateFieldModel)</text:p>
      <text:p text:style-name="P3"><text:tab/><text:tab/>case "№520"</text:p>
      <text:p text:style-name="P3"><text:tab/><text:tab/>oNumericFieldModel.value = get_activity(act520, oDateFieldModel)</text:p>
      <text:p text:style-name="P3"><text:tab/><text:tab/>case "№521"</text:p>
      <text:p text:style-name="P3"><text:tab/><text:tab/>oNumericFieldModel.value = get_activity(act521, oDateFieldModel)</text:p>
      <text:p text:style-name="P3"><text:tab/><text:tab/>case "№2910"</text:p>
      <text:p text:style-name="P3"><text:tab/><text:tab/>oNumericFieldModel.value = get_activity2910(oDateFieldModel)</text:p>
      <text:p text:style-name="P3"><text:tab/>end select<text:tab/></text:p>
      <text:p text:style-name="P3">end sub</text:p>
      <text:p text:style-name="P3"/>
      <text:p text:style-name="P3">rem------------------------------------------------------------------</text:p>
      <text:p text:style-name="P3">Dim bg_1 as integer</text:p>
      <text:p text:style-name="P3">Dim bg_2 as integer</text:p>
      <text:p text:style-name="P3">Dim bg_3 as integer</text:p>
      <text:p text:style-name="P3">Dim bg_4 as integer</text:p>
      <text:p text:style-name="P3">Dim bg_5 as integer</text:p>
      <text:p text:style-name="P3">Dim dr_1 as integer</text:p>
      <text:p text:style-name="P3">Dim dr_2 as integer</text:p>
      <text:p text:style-name="P3">Dim dr_3 as integer</text:p>
      <text:p text:style-name="P3">Dim dr_4 as integer</text:p>
      <text:p text:style-name="P3">Dim dr_5 as integer</text:p>
      <text:p text:style-name="P3">Dim bg_average as double</text:p>
      <text:p text:style-name="P3">Dim dr_average as double</text:p>
      <text:p text:style-name="P3">Dim activity as double</text:p>
      <text:p text:style-name="P3">Dim rasch_znach_chuvstv as double</text:p>
      <text:p text:style-name="P3">Dim absolut_pogresh as double</text:p>
      <text:p text:style-name="P3"/>
      <text:p text:style-name="P3">'------------------------------------------------------------</text:p>
      <text:p text:style-name="P3">Sub getAllTextField</text:p>
      <text:p text:style-name="P3"><text:s text:c="4"/>bg_1 = oDialogMRP.Model.getByName("NumericField2").Value</text:p>
      <text:p text:style-name="P3"><text:s text:c="4"/>bg_2 = oDialogMRP.Model.getByName("NumericField3").Value</text:p>
      <text:p text:style-name="P3"><text:s text:c="4"/>bg_3 = oDialogMRP.Model.getByName("NumericField4").Value</text:p>
      <text:p text:style-name="P3"><text:s text:c="4"/>bg_4 = oDialogMRP.Model.getByName("NumericField5").Value</text:p>
      <text:p text:style-name="P3"><text:s text:c="4"/>bg_5 = oDialogMRP.Model.getByName("NumericField6").Value</text:p>
      <text:p text:style-name="P3"><text:s text:c="4"/>dr_1 = oDialogMRP.Model.getByName("NumericField7").Value</text:p>
      <text:p text:style-name="P3"><text:s text:c="4"/>dr_2 = oDialogMRP.Model.getByName("NumericField8").Value</text:p>
      <text:p text:style-name="P3"><text:s text:c="4"/>dr_3 = oDialogMRP.Model.getByName("NumericField9").Value</text:p>
      <text:p text:style-name="P3"><text:s text:c="4"/>dr_4 = oDialogMRP.Model.getByName("NumericField10").Value</text:p>
      <text:p text:style-name="P3"><text:s text:c="4"/>dr_5 = oDialogMRP.Model.getByName("NumericField11").Value</text:p>
      <text:p text:style-name="P3"><text:s text:c="4"/></text:p>
      <text:p text:style-name="P3"><text:s text:c="4"/>activity = oDialogMRP.Model.getByName("NumericField1").Value</text:p>
      <text:p text:style-name="P3">End Sub</text:p>
      <text:p text:style-name="P3">'------------------------------------------------------------</text:p>
      <text:p text:style-name="P3">Function average (dr1 as integer, dr2 as integer, dr3 as integer, dr4 as integer, dr5 as integer)</text:p>
      <text:p text:style-name="P3"><text:s text:c="4"/>average = (dr1 + dr2 + dr3 + dr4 + dr5)/5</text:p>
      <text:p text:style-name="P3">End Function</text:p>
      <text:p text:style-name="P3">'------------------------------------------------------------</text:p>
      <text:p text:style-name="P3">sub makeProtocol</text:p>
      <text:p text:style-name="P3"><text:tab/>dim koef as double</text:p>
      <text:p text:style-name="P3"><text:tab/>dim bd_type as string</text:p>
      <text:p text:style-name="P3"><text:s text:c="4"/>MyFormat = "0.00"</text:p>
      <text:p text:style-name="P3"/>
      <text:p text:style-name="P3"><text:s text:c="4"/>OpenTemplate(sertPath &amp; "template_mrp.odt")</text:p>
      <text:p text:style-name="P3"/>
      <text:p text:style-name="P3"><text:s text:c="2"/>If oOptionButton.State Then</text:p>
      <text:p text:style-name="P3"><text:s text:c="5"/>findAndRename("$type$", "920")</text:p>
      <text:p text:style-name="P3"><text:s text:c="5"/>koef = "110.1"</text:p>
      <text:p text:style-name="P3"><text:s text:c="5"/>bd_type = "БДКГ-11/1"</text:p>
      <text:p text:style-name="P3"><text:soft-page-break/><text:s text:c="2"/>Else</text:p>
      <text:p text:style-name="P3"><text:s text:c="5"/>findAndRename("$type$", "920В")</text:p>
      <text:p text:style-name="P3"><text:s text:c="5"/>koef = "147.8"</text:p>
      <text:p text:style-name="P3"><text:s text:c="5"/>bd_type = "БДКГ-19"</text:p>
      <text:p text:style-name="P3"><text:s text:c="2"/>End If</text:p>
      <text:p text:style-name="P3"><text:s text:c="2"/></text:p>
      <text:p text:style-name="P3"><text:s text:c="2"/><text:tab/>findAndRename("$koef$", koef) <text:s/></text:p>
      <text:p text:style-name="P3"><text:tab/>findAndRename("$bd_type$", bd_type)</text:p>
      <text:p text:style-name="P3"><text:s text:c="2"/></text:p>
      <text:p text:style-name="P3"><text:s text:c="4"/>getAllTextField()</text:p>
      <text:p text:style-name="P3"><text:s text:c="4"/>bg_average = average(bg_1, bg_2, bg_3, bg_4, bg_5)</text:p>
      <text:p text:style-name="P3"><text:s text:c="4"/>dr_average = average(dr_1, dr_2, dr_3, dr_4, dr_5)</text:p>
      <text:p text:style-name="P3"><text:s text:c="4"/>'msgbox activity</text:p>
      <text:p text:style-name="P3"><text:s text:c="4"/>rasch_znach_chuvstv = (dr_average - bg_average)/activity</text:p>
      <text:p text:style-name="P3"><text:s text:c="4"/>absolut_pogresh = koef - rasch_znach_chuvstv</text:p>
      <text:p text:style-name="P3"><text:s text:c="4"/>'msgBox absolut_pogresh</text:p>
      <text:p text:style-name="P3"><text:s text:c="2"/></text:p>
      <text:p text:style-name="P3"><text:s text:c="4"/>findAndRename("$activity$", Format(activity, MyFormat)</text:p>
      <text:p text:style-name="P3"><text:s text:c="4"/>findAndRename("$bg1$", bg_1)</text:p>
      <text:p text:style-name="P3"><text:s text:c="4"/>findAndRename("$bg2$", bg_2)</text:p>
      <text:p text:style-name="P3"><text:s text:c="4"/>findAndRename("$bg3$", bg_3)</text:p>
      <text:p text:style-name="P3"><text:s text:c="4"/>findAndRename("$bg4$", bg_4)</text:p>
      <text:p text:style-name="P3"><text:s text:c="4"/>findAndRename("$bg5$", bg_5)</text:p>
      <text:p text:style-name="P3"><text:s text:c="4"/>findAndRename("$dr1$", dr_1)</text:p>
      <text:p text:style-name="P3"><text:s text:c="4"/>findAndRename("$dr2$", dr_2)</text:p>
      <text:p text:style-name="P3"><text:s text:c="4"/>findAndRename("$dr3$", dr_3)</text:p>
      <text:p text:style-name="P3"><text:s text:c="4"/>findAndRename("$dr4$", dr_4)</text:p>
      <text:p text:style-name="P3"><text:s text:c="4"/>findAndRename("$dr5$", dr_5)</text:p>
      <text:p text:style-name="P3"><text:s text:c="4"/>findAndRename("$bg_avg$", bg_average)</text:p>
      <text:p text:style-name="P3"><text:s text:c="4"/>findAndRename("$dr_avg$", dr_average)</text:p>
      <text:p text:style-name="P3"><text:s text:c="4"/>findAndRename("$rasch$", Format(rasch_znach_chuvstv, MyFormat) )</text:p>
      <text:p text:style-name="P3"><text:s text:c="4"/>findAndRename("$pogr$", Format(absolut_pogresh, MyFormat ) ) <text:s text:c="3"/></text:p>
      <text:p text:style-name="P3"><text:s text:c="4"/>findAndRename("$num_srk$", oDialogMRP.Model.getByName("TextField11").Text)</text:p>
      <text:p text:style-name="P3"><text:s text:c="4"/>findAndRename("$num_mrp$", oDialogMRP.Model.getByName("TextField12").Text)</text:p>
      <text:p text:style-name="P3"><text:s text:c="4"/>findAndRename("$num_bdkg$", oDialogMRP.Model.getByName("TextField13").Text)</text:p>
      <text:p text:style-name="P3"><text:s text:c="4"/>findAndRename("$num_ist$", oDialogMRP.Model.getByName("ComboBox1").Text) <text:s text:c="3"/></text:p>
      <text:p text:style-name="P3">end sub</text:p>
      <text:p text:style-name="P3"/>
      <text:p text:style-name="P2">ModuleG01******************************************************</text:p>
      <text:p text:style-name="P3"/>
      <text:p text:style-name="P3">REM <text:s/>***** <text:s/>BASIC <text:s/>*****</text:p>
      <text:p text:style-name="P3"/>
      <text:p text:style-name="P3">REM declare dialog object "globally"</text:p>
      <text:p text:style-name="P3">dim oDialogBDKG01 as object</text:p>
      <text:p text:style-name="P3">dim oDateFieldModel as object</text:p>
      <text:p text:style-name="P3">'-----------------------------------------</text:p>
      <text:p text:style-name="P3"/>
      <text:p text:style-name="P3">Sub bdkg01_Dialog_Show</text:p>
      <text:p text:style-name="P3"><text:s text:c="3"/>DialogLibraries.LoadLibrary( "AtomtexLibrary" )</text:p>
      <text:p text:style-name="P3"><text:s text:c="3"/>oDialogBDKG01 = CreateUnoDialog( DialogLibraries.AtomtexLibrary.DialogG01 )</text:p>
      <text:p text:style-name="P3"><text:s text:c="3"/></text:p>
      <text:p text:style-name="P3"><text:s text:c="3"/>oDateFieldModel = oDialogBDKG01.Model.getByName("DateField1")</text:p>
      <text:p text:style-name="P3"><text:s text:c="3"/></text:p>
      <text:p text:style-name="P3"><text:s text:c="2"/>oNumericFieldModel = oDialogBDKG01.Model.getByName("NumericField1")</text:p>
      <text:p text:style-name="P3"><text:s text:c="2"/>oNumericFieldModel.valuestep = 0.01</text:p>
      <text:p text:style-name="P3"><text:s text:c="2"/>oNumericFieldModel.value = 0.70</text:p>
      <text:p text:style-name="P3"><text:s text:c="2"/>oNumericFieldModel = oDialogBDKG01.Model.getByName("NumericField2")</text:p>
      <text:p text:style-name="P3"><text:s text:c="2"/>oNumericFieldModel.valuestep = 0.1</text:p>
      <text:p text:style-name="P3"><text:s text:c="2"/>oNumericFieldModel.value = 7.0</text:p>
      <text:p text:style-name="P3"><text:s text:c="2"/>oNumericFieldModel = oDialogBDKG01.Model.getByName("NumericField3")</text:p>
      <text:p text:style-name="P3"><text:s text:c="2"/>oNumericFieldModel.valuestep = 1</text:p>
      <text:p text:style-name="P3"><text:s text:c="2"/>oNumericFieldModel.value = 70</text:p>
      <text:p text:style-name="P3"><text:s text:c="2"/>oNumericFieldModel = oDialogBDKG01.Model.getByName("NumericField4")</text:p>
      <text:p text:style-name="P3"><text:s text:c="2"/>oNumericFieldModel.valuestep = 0.01</text:p>
      <text:p text:style-name="P3"><text:s text:c="2"/>oNumericFieldModel.value = 0.70</text:p>
      <text:p text:style-name="P3"><text:s text:c="2"/>oNumericFieldModel = oDialogBDKG01.Model.getByName("NumericField5")</text:p>
      <text:p text:style-name="P3"><text:s text:c="2"/>oNumericFieldModel.valuestep = 0.1</text:p>
      <text:p text:style-name="P3"><text:s text:c="2"/>oNumericFieldModel.value = 7</text:p>
      <text:p text:style-name="P3"><text:s text:c="2"/>oNumericFieldModel = oDialogBDKG01.Model.getByName("NumericField6")</text:p>
      <text:p text:style-name="P3"><text:soft-page-break/><text:s text:c="2"/>oNumericFieldModel.valuestep = 1</text:p>
      <text:p text:style-name="P3"><text:s text:c="2"/>oNumericFieldModel.value = 70</text:p>
      <text:p text:style-name="P3"><text:s text:c="2"/>oNumericFieldModel = oDialogBDKG01.Model.getByName("NumericField7")</text:p>
      <text:p text:style-name="P3"><text:s text:c="2"/>oNumericFieldModel.valuestep = 0.01</text:p>
      <text:p text:style-name="P3"><text:s text:c="2"/>oNumericFieldModel.value = 0.7</text:p>
      <text:p text:style-name="P3"><text:s text:c="2"/>oNumericFieldModel = oDialogBDKG01.Model.getByName("NumericField8")</text:p>
      <text:p text:style-name="P3"><text:s text:c="2"/>oNumericFieldModel.valuestep = 0.1</text:p>
      <text:p text:style-name="P3"><text:tab/>oNumericFieldModel.value = 7</text:p>
      <text:p text:style-name="P3"><text:s text:c="2"/></text:p>
      <text:p text:style-name="P3"><text:tab/>oDateFieldModel.dateformat = 7 'в виде dd.mm.yyyy</text:p>
      <text:p text:style-name="P3"><text:tab/>oDateFieldModel.Date = cDateToIso(Now)'DateSerial(2016, 10, 12)</text:p>
      <text:p text:style-name="P3"/>
      <text:p text:style-name="P3"><text:tab/>oDialogMain.endexecute()</text:p>
      <text:p text:style-name="P3"><text:tab/>oDialogBDKG01.Execute()</text:p>
      <text:p text:style-name="P3">End Sub</text:p>
      <text:p text:style-name="P3">'---------------------------------------------------</text:p>
      <text:p text:style-name="P3">private sub makeSertG01(path as string)</text:p>
      <text:p text:style-name="P3"><text:s text:c="4"/>OpenTemplate(path)</text:p>
      <text:p text:style-name="P3"><text:tab/>findAndRename("$bd_num$", oDialogBDKG01.Model.getByName("TextField1").Text)</text:p>
      <text:p text:style-name="P3"><text:tab/></text:p>
      <text:p text:style-name="P3"><text:tab/>findAndRename("$p_1$", oDialogBDKG01.Model.getByName("NumericField1").Value)</text:p>
      <text:p text:style-name="P3"><text:s text:c="4"/>findAndRename("$p_2$", oDialogBDKG01.Model.getByName("NumericField2").Value)</text:p>
      <text:p text:style-name="P3"><text:s text:c="4"/>findAndRename("$p_3$", oDialogBDKG01.Model.getByName("NumericField3").Value)</text:p>
      <text:p text:style-name="P3"><text:s text:c="4"/>findAndRename("$p_4$", oDialogBDKG01.Model.getByName("NumericField4").Value)</text:p>
      <text:p text:style-name="P3"><text:s text:c="4"/>findAndRename("$p_5$", oDialogBDKG01.Model.getByName("NumericField5").Value)</text:p>
      <text:p text:style-name="P3"><text:s text:c="4"/>findAndRename("$p_6$", oDialogBDKG01.Model.getByName("NumericField6").Value)</text:p>
      <text:p text:style-name="P3"><text:s text:c="4"/>findAndRename("$p_7$", oDialogBDKG01.Model.getByName("NumericField7").Value)</text:p>
      <text:p text:style-name="P3"><text:s text:c="4"/>findAndRename("$p_8$", oDialogBDKG01.Model.getByName("NumericField8").Value)</text:p>
      <text:p text:style-name="P3"><text:s text:c="4"/></text:p>
      <text:p text:style-name="P3"><text:s text:c="4"/>findAndRename("$date$", getDate(oDateFieldModel))</text:p>
      <text:p text:style-name="P3">end sub</text:p>
      <text:p text:style-name="P3">'-----------------------------------------------------</text:p>
      <text:p text:style-name="P3">private sub makeSertG01RU()</text:p>
      <text:p text:style-name="P3"><text:tab/> makeSertG01(sertPath &amp; "template_bdkg01_ser_RU.odt")</text:p>
      <text:p text:style-name="P3">end sub</text:p>
      <text:p text:style-name="P3">'-----------------------------------------------------</text:p>
      <text:p text:style-name="P3">private sub makeSertG01EN()</text:p>
      <text:p text:style-name="P3"><text:tab/> makeSertG01(sertPath &amp; "template_bdkg01_ser_EN.odt")</text:p>
      <text:p text:style-name="P3">end sub</text:p>
      <text:p text:style-name="P3"/>
      <text:p text:style-name="P2">M_G02*********************************************************</text:p>
      <text:p text:style-name="P3"/>
      <text:p text:style-name="P3">dim oDialogG02 as object</text:p>
      <text:p text:style-name="P3">dim oDateFieldModel as object</text:p>
      <text:p text:style-name="P3">dim array_of_vars(7) as double</text:p>
      <text:p text:style-name="P3">dim array_of_pogresh(7) as double</text:p>
      <text:p text:style-name="P3">dim array_of_control_point(7) as double</text:p>
      <text:p text:style-name="P3">dim background as double</text:p>
      <text:p text:style-name="P3">rem=======================================================================================</text:p>
      <text:p text:style-name="P3">Sub G02_Dialog_Show</text:p>
      <text:p text:style-name="P3"><text:tab/>DialogLibraries.LoadLibrary( "AtomtexLibrary" )</text:p>
      <text:p text:style-name="P3"><text:tab/>oDialogG02 = CreateUnoDialog( DialogLibraries.AtomtexLibrary.D_G02 )</text:p>
      <text:p text:style-name="P3"><text:tab/>oDateFieldModel = oDialogG02.Model.getByName("DateField1")</text:p>
      <text:p text:style-name="P3"><text:tab/>oDateFieldModel.dateformat = 7 'в виде dd.mm.yyyy</text:p>
      <text:p text:style-name="P3"><text:tab/>oDateFieldModel.Date = cDateToIso(Now)</text:p>
      <text:p text:style-name="P3"><text:tab/></text:p>
      <text:p text:style-name="P3"><text:tab/> array_of_control_point(0) = 0.7</text:p>
      <text:p text:style-name="P3"><text:s/><text:tab/> array_of_control_point(1) = 7</text:p>
      <text:p text:style-name="P3"><text:s/><text:tab/> array_of_control_point(2) = 70</text:p>
      <text:p text:style-name="P3"><text:s/><text:tab/> array_of_control_point(3) = 0.7</text:p>
      <text:p text:style-name="P3"><text:s/><text:tab/> array_of_control_point(4) = 7</text:p>
      <text:p text:style-name="P3"><text:s/><text:tab/> array_of_control_point(5) = 70</text:p>
      <text:p text:style-name="P3"><text:s/><text:tab/> array_of_control_point(6) = 0.7</text:p>
      <text:p text:style-name="P3"><text:s/><text:tab/> array_of_control_point(7) = 7</text:p>
      <text:p text:style-name="P3"/>
      <text:p text:style-name="P3"><text:tab/>dim i as integer</text:p>
      <text:p text:style-name="P3"><text:tab/>for i=0 to 7</text:p>
      <text:p text:style-name="P3"><text:tab/><text:tab/><text:tab/>oDialogG02.Model.getByName("NumericField0" + i).valueStep = array_of_control_point(i)/70</text:p>
      <text:p text:style-name="P3"><text:tab/><text:tab/><text:tab/>oDialogG02.Model.getByName("NumericField0" + i).value = array_of_control_point(i)</text:p>
      <text:p text:style-name="P3"><text:soft-page-break/><text:tab/>next i</text:p>
      <text:p text:style-name="P3"><text:tab/>'oDialogG23.Model.getByName("NumericField10").value = 1</text:p>
      <text:p text:style-name="P3"><text:tab/>oDialogG02.Model.getByName("NumericField10").value = 1000</text:p>
      <text:p text:style-name="P3"><text:tab/>oDialogG02.Model.getByName("NumericField11").value = 100</text:p>
      <text:p text:style-name="P3"/>
      <text:p text:style-name="P3"><text:tab/></text:p>
      <text:p text:style-name="P3"><text:tab/>Dim nCount As Integer</text:p>
      <text:p text:style-name="P3"><text:tab/>Dim sItems As Variant</text:p>
      <text:p text:style-name="P3"><text:tab/>oComboBox = oDialogG02.getControl("ComboBox1")</text:p>
      <text:p text:style-name="P3"><text:tab/>REM first remove all old items from the list</text:p>
      <text:p text:style-name="P3"><text:tab/>nCount = oComboBox.getItemCount()</text:p>
      <text:p text:style-name="P3"><text:tab/>oComboBox.removeItems( 0, nCount )</text:p>
      <text:p text:style-name="P3"><text:tab/>REM add new items to the list</text:p>
      <text:p text:style-name="P3"><text:tab/>sItems = Array( "№516", "№517", "№518", "№519", "№520", "№521", "№2910")</text:p>
      <text:p text:style-name="P3"><text:tab/>oComboBox.addItems( sItems, 0 )</text:p>
      <text:p text:style-name="P3"><text:tab/>oComboBox.text = "№516"</text:p>
      <text:p text:style-name="P3"><text:s text:c="3"/></text:p>
      <text:p text:style-name="P3"><text:s text:c="4"/>oNumericFieldModel = oDialogG02.Model.getByName("NumericField12")</text:p>
      <text:p text:style-name="P3"><text:s text:c="4"/>oNumericFieldModel.DECIMALACCURACY = 2</text:p>
      <text:p text:style-name="P3"><text:tab/>oNumericFieldModel.value = get_activity(act516, oDateFieldModel)</text:p>
      <text:p text:style-name="P3"><text:tab/></text:p>
      <text:p text:style-name="P3"><text:tab/>oDialogMain.endexecute() <text:s text:c="2"/></text:p>
      <text:p text:style-name="P3"><text:tab/>oDialogG02.Execute()</text:p>
      <text:p text:style-name="P3">End Sub</text:p>
      <text:p text:style-name="P3">rem=======================================================================================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_2(pogr as double)</text:p>
      <text:p text:style-name="P3"><text:tab/>dov_granica_2 = 1.1 * sqr(25 + pogr*pogr)</text:p>
      <text:p text:style-name="P3">end function<text:tab/></text:p>
      <text:p text:style-name="P3">rem=======================================================================================</text:p>
      <text:p text:style-name="P3">sub getVarsFromFields rem Вообще можно было бы обойтись без массивов, работая напрямую с NumFields, но так удобнее читать код, так он понятнее</text:p>
      <text:p text:style-name="P3"><text:tab/>dim j as integer</text:p>
      <text:p text:style-name="P3"><text:s/><text:tab/>for j=0 to 7</text:p>
      <text:p text:style-name="P3"><text:s text:c="3"/><text:tab/><text:tab/>array_of_vars(j) = oDialogG02.Model.getByName("NumericField0"+j).value</text:p>
      <text:p text:style-name="P3"><text:s text:c="3"/><text:tab/>next j<text:tab/></text:p>
      <text:p text:style-name="P3">end sub</text:p>
      <text:p text:style-name="P3">rem=======================================================================================</text:p>
      <text:p text:style-name="P3">sub makeProtRus</text:p>
      <text:p text:style-name="P3"><text:tab/>'msgbox </text:p>
      <text:p text:style-name="P3"><text:tab/>MyFormat = "0.00"</text:p>
      <text:p text:style-name="P3"><text:tab/>background = oDialogG02.Model.getByName("NumericField11").value / 1000 </text:p>
      <text:p text:style-name="P3"><text:tab/>getVarsFromFields</text:p>
      <text:p text:style-name="P3"><text:s text:c="4"/>OpenTemplate(sertPath &amp; "template_bdkg02_new.odt")</text:p>
      <text:p text:style-name="P3"><text:tab/>dim j as integer</text:p>
      <text:p text:style-name="P3"><text:tab/>for j=0 to 7</text:p>
      <text:p text:style-name="P3"><text:tab/><text:tab/>findAndRename("$k"+j+"$", Format(array_of_vars(j), MyFormat)</text:p>
      <text:p text:style-name="P3"><text:tab/><text:tab/>array_of_pogresh(j) = pogreshnost(array_of_vars(j),array_of_control_point(j))</text:p>
      <text:p text:style-name="P3"><text:tab/><text:tab/>findAndRename("$L"+j+"$", Format(array_of_pogresh(j), MyFormat)</text:p>
      <text:p text:style-name="P3"><text:tab/><text:tab/>findAndRename("$m"+j+"$", Format(dov_granica_2(array_of_pogresh(j)), MyFormat)</text:p>
      <text:p text:style-name="P3"><text:tab/>next j</text:p>
      <text:p text:style-name="P3"><text:tab/>findAndRename("$h0$", Format(array_of_vars(0) + background, MyFormat)</text:p>
      <text:p text:style-name="P3"><text:tab/>findAndRename("$h1$", Format(array_of_vars(1) + background, MyFormat)</text:p>
      <text:p text:style-name="P3"><text:tab/>findAndRename("$h2$", Format(array_of_vars(2) + background, MyFormat)</text:p>
      <text:p text:style-name="P3"><text:tab/>findAndRename("$srk_num$", oDialogG02.Model.getByName("TextField1").text)</text:p>
      <text:p text:style-name="P3"><text:tab/>findAndRename("$bd_num$", oDialogG02.Model.getByName("TextField2").text)</text:p>
      <text:p text:style-name="P3"><text:tab/>findAndRename("$grad$", oDialogG02.Model.getByName("NumericField10").value)</text:p>
      <text:p text:style-name="P3"><text:tab/>findAndRename("$activity$", Format(oDialogG02.Model.getByName("NumericField12").value, MyFormat)</text:p>
      <text:p text:style-name="P3"><text:tab/>findAndRename("$bg$", background * 1000)</text:p>
      <text:p text:style-name="P3"><text:tab/>findAndRename("$source$", oDialogG02.getControl("ComboBox1").text)</text:p>
      <text:p text:style-name="P3">end sub</text:p>
      <text:p text:style-name="P3">rem=======================================================================================</text:p>
      <text:p text:style-name="P3">sub comboChanged</text:p>
      <text:p text:style-name="P3">'print "OK"</text:p>
      <text:p text:style-name="P3"><text:tab/>oNumericFieldModel = oDialogG02.Model.getByName("NumericField12")</text:p>
      <text:p text:style-name="P3"><text:tab/>select case oDialogG02.getControl("ComboBox1").text</text:p>
      <text:p text:style-name="P3"><text:tab/><text:tab/>case "№516"</text:p>
      <text:p text:style-name="P3"><text:soft-page-break/><text:tab/><text:tab/>oNumericFieldModel.value = get_activity(act516, oDateFieldModel)</text:p>
      <text:p text:style-name="P3"><text:tab/><text:tab/>'print get_activity(act516, oDateFieldModel)</text:p>
      <text:p text:style-name="P3"><text:tab/><text:tab/>case "№517"</text:p>
      <text:p text:style-name="P3"><text:tab/><text:tab/>oNumericFieldModel.value = get_activity(act517, oDateFieldModel)</text:p>
      <text:p text:style-name="P3"><text:tab/><text:tab/>case "№518"</text:p>
      <text:p text:style-name="P3"><text:tab/><text:tab/>oNumericFieldModel.value = get_activity(act518, oDateFieldModel)</text:p>
      <text:p text:style-name="P3"><text:tab/><text:tab/>case "№519"</text:p>
      <text:p text:style-name="P3"><text:tab/><text:tab/>oNumericFieldModel.value = get_activity(act519, oDateFieldModel)</text:p>
      <text:p text:style-name="P3"><text:tab/><text:tab/>case "№520"</text:p>
      <text:p text:style-name="P3"><text:tab/><text:tab/>oNumericFieldModel.value = get_activity(act520, oDateFieldModel)</text:p>
      <text:p text:style-name="P3"><text:tab/><text:tab/>case "№521"</text:p>
      <text:p text:style-name="P3"><text:tab/><text:tab/>oNumericFieldModel.value = get_activity(act521, oDateFieldModel)</text:p>
      <text:p text:style-name="P3"><text:tab/><text:tab/>case "№2910"</text:p>
      <text:p text:style-name="P3"><text:tab/><text:tab/>oNumericFieldModel.value = get_activity2910(oDateFieldModel)</text:p>
      <text:p text:style-name="P3"><text:tab/>end select<text:tab/></text:p>
      <text:p text:style-name="P3">end sub</text:p>
      <text:p text:style-name="P3">rem=======================================================================================</text:p>
      <text:p text:style-name="P3">sub makeSertificate(path as String)</text:p>
      <text:p text:style-name="P3"><text:tab/>getVarsFromFields</text:p>
      <text:p text:style-name="P3"><text:s text:c="4"/>MyFormat = "0.00"</text:p>
      <text:p text:style-name="P3"><text:s text:c="4"/>OpenTemplate(sertPath &amp; path)</text:p>
      <text:p text:style-name="P3"><text:tab/>findAndRename("$bd_num$", oDialogG02.Model.getByName("TextField2").Text)</text:p>
      <text:p text:style-name="P3"><text:tab/>findAndRename("$activity$", Format(oDialogG02.Model.getByName("NumericField12").Value, MyFormat)</text:p>
      <text:p text:style-name="P3"><text:tab/>findAndRename("$source$", oDialogG02.Model.getByName("ComboBox1").Text)</text:p>
      <text:p text:style-name="P3"><text:tab/>findAndRename("$grad$", oDialogG02.Model.getByName("NumericField10").Value)</text:p>
      <text:p text:style-name="P3"><text:tab/>findAndRename("$date$", getDate(oDateFieldModel))</text:p>
      <text:p text:style-name="P3"><text:tab/>dim j as integer</text:p>
      <text:p text:style-name="P3"><text:tab/>for j=0 to 7</text:p>
      <text:p text:style-name="P3"><text:tab/><text:tab/>findAndRename("$k"+j+"$", Format(array_of_vars(j), MyFormat)</text:p>
      <text:p text:style-name="P3"><text:tab/>next j <text:s text:c="3"/></text:p>
      <text:p text:style-name="P3">end sub</text:p>
      <text:p text:style-name="P3">rem=======================================================================================</text:p>
      <text:p text:style-name="P3">sub makeSertificateRU</text:p>
      <text:p text:style-name="P3"><text:tab/>makeSertificate("template_bdkg02_ser_RU.odt")</text:p>
      <text:p text:style-name="P3">end sub</text:p>
      <text:p text:style-name="P3">rem=======================================================================================</text:p>
      <text:p text:style-name="P3">sub makeSertificateEN</text:p>
      <text:p text:style-name="P3"><text:tab/>makeSertificate("template_bdkg02_ser_ENG.odt")</text:p>
      <text:p text:style-name="P3">end sub</text:p>
      <text:p text:style-name="P3"/>
      <text:p text:style-name="P2">M_35*********************************************************</text:p>
      <text:p text:style-name="P3"/>
      <text:p text:style-name="P3">REM <text:s/>***** <text:s/>BASIC <text:s/>*****</text:p>
      <text:p text:style-name="P3"/>
      <text:p text:style-name="P3">dim oDialog35 as object</text:p>
      <text:p text:style-name="P3">dim oDateFieldModel as object</text:p>
      <text:p text:style-name="P3"/>
      <text:p text:style-name="P3">rem-----------------------------------------</text:p>
      <text:p text:style-name="P3">Sub bdkg35_Dialog_Show</text:p>
      <text:p text:style-name="P3"><text:s text:c="3"/>DialogLibraries.LoadLibrary( "AtomtexLibrary" )</text:p>
      <text:p text:style-name="P3"><text:s text:c="3"/>oDialog35 = CreateUnoDialog( DialogLibraries.AtomtexLibrary.D_35 )</text:p>
      <text:p text:style-name="P3"><text:s text:c="3"/></text:p>
      <text:p text:style-name="P3"><text:s text:c="3"/>oDateFieldModel = oDialog35.Model.getByName("DateField1")</text:p>
      <text:p text:style-name="P3"><text:s text:c="3"/></text:p>
      <text:p text:style-name="P3"><text:s text:c="2"/>oDateFieldModel.dateformat = 7 'в виде dd.mm.yyyy</text:p>
      <text:p text:style-name="P3"><text:s text:c="2"/>oDateFieldModel.Date = cDateToIso(Now)'DateSerial(2016, 10, 12)</text:p>
      <text:p text:style-name="P3"><text:s text:c="3"/></text:p>
      <text:p text:style-name="P3"><text:s text:c="2"/>Dim nCount As Integer</text:p>
      <text:p text:style-name="P3"><text:s text:c="2"/>Dim sItems As Variant</text:p>
      <text:p text:style-name="P3"><text:s text:c="2"/>REM get control</text:p>
      <text:p text:style-name="P3"><text:s text:c="2"/>oComboBox = oDialog35.getControl("ComboBox1")</text:p>
      <text:p text:style-name="P3"><text:s text:c="2"/>REM first remove all old items from the list</text:p>
      <text:p text:style-name="P3"><text:s text:c="2"/>nCount = oComboBox.getItemCount()</text:p>
      <text:p text:style-name="P3"><text:s text:c="2"/>oComboBox.removeItems( 0, nCount )</text:p>
      <text:p text:style-name="P3"><text:s text:c="2"/>REM add new items to the list</text:p>
      <text:p text:style-name="P3"><text:s text:c="2"/>sItems = Array( "№516", "№517", "№518", "№519", "№520", "№521", "№2910")</text:p>
      <text:p text:style-name="P3"><text:s text:c="2"/>oComboBox.addItems( sItems, 0 )</text:p>
      <text:p text:style-name="P3"><text:s text:c="3"/></text:p>
      <text:p text:style-name="P3"><text:s text:c="5"/>oNumericFieldModel = oDialog35.Model.getByName("NumericField1")</text:p>
      <text:p text:style-name="P3"><text:soft-page-break/><text:s text:c="5"/>oNumericFieldModel.DECIMALACCURACY = 2</text:p>
      <text:p text:style-name="P3"><text:s text:c="3"/></text:p>
      <text:p text:style-name="P3"><text:s text:c="3"/>oDialogMain.endexecute() <text:s text:c="2"/></text:p>
      <text:p text:style-name="P3"><text:s text:c="3"/>oDialog35.Execute()</text:p>
      <text:p text:style-name="P3"><text:s text:c="3"/></text:p>
      <text:p text:style-name="P3">End Sub</text:p>
      <text:p text:style-name="P3">'--------------------------------------------------------------------<text:tab/></text:p>
      <text:p text:style-name="P3"><text:s text:c="2"/>Function GetSelectedItem( oComboBoxModel As Object ) As String</text:p>
      <text:p text:style-name="P3"><text:s text:c="6"/>GetSelectedItem = oComboBoxModel.Text</text:p>
      <text:p text:style-name="P3"><text:s text:c="2"/>End Function<text:tab/></text:p>
      <text:p text:style-name="P3">'--------------------------------------------------------------------<text:tab/></text:p>
      <text:p text:style-name="P3">sub comboChanged</text:p>
      <text:p text:style-name="P3"><text:tab/>oNumericFieldModel = oDialog35.Model.getByName("NumericField1")</text:p>
      <text:p text:style-name="P3"><text:tab/>dim num as string</text:p>
      <text:p text:style-name="P3"><text:tab/>oComboBox = oDialog35.getControl("ComboBox1")</text:p>
      <text:p text:style-name="P3"><text:tab/>num = oComboBox.text</text:p>
      <text:p text:style-name="P3"><text:tab/>select case num</text:p>
      <text:p text:style-name="P3"><text:tab/><text:tab/>case "№516"</text:p>
      <text:p text:style-name="P3"><text:tab/><text:tab/>oNumericFieldModel.value = get_activity(act516, oDateFieldModel)</text:p>
      <text:p text:style-name="P3"><text:tab/><text:tab/>case "№517"</text:p>
      <text:p text:style-name="P3"><text:tab/><text:tab/>oNumericFieldModel.value = get_activity(act517, oDateFieldModel)</text:p>
      <text:p text:style-name="P3"><text:tab/><text:tab/>case "№518"</text:p>
      <text:p text:style-name="P3"><text:tab/><text:tab/>oNumericFieldModel.value = get_activity(act518, oDateFieldModel)</text:p>
      <text:p text:style-name="P3"><text:tab/><text:tab/>case "№519"</text:p>
      <text:p text:style-name="P3"><text:tab/><text:tab/>oNumericFieldModel.value = get_activity(act519, oDateFieldModel)</text:p>
      <text:p text:style-name="P3"><text:tab/><text:tab/>case "№520"</text:p>
      <text:p text:style-name="P3"><text:tab/><text:tab/>oNumericFieldModel.value = get_activity(act520, oDateFieldModel)</text:p>
      <text:p text:style-name="P3"><text:tab/><text:tab/>case "№521"</text:p>
      <text:p text:style-name="P3"><text:tab/><text:tab/>oNumericFieldModel.value = get_activity(act521, oDateFieldModel)</text:p>
      <text:p text:style-name="P3"><text:tab/><text:tab/>case "№2910"</text:p>
      <text:p text:style-name="P3"><text:tab/><text:tab/>oNumericFieldModel.value = get_activity2910(oDateFieldModel)</text:p>
      <text:p text:style-name="P3"><text:tab/>end select<text:tab/></text:p>
      <text:p text:style-name="P3">end sub</text:p>
      <text:p text:style-name="P3"/>
      <text:p text:style-name="P3">rem------------------------------------------------------------------</text:p>
      <text:p text:style-name="P3">Dim bg_1 as double</text:p>
      <text:p text:style-name="P3">Dim bg_2 as double</text:p>
      <text:p text:style-name="P3">Dim bg_3 as double</text:p>
      <text:p text:style-name="P3">Dim bg_4 as double</text:p>
      <text:p text:style-name="P3">Dim bg_5 as double</text:p>
      <text:p text:style-name="P3">Dim dr_1 as double</text:p>
      <text:p text:style-name="P3">Dim dr_2 as double</text:p>
      <text:p text:style-name="P3">Dim dr_3 as double</text:p>
      <text:p text:style-name="P3">Dim dr_4 as double</text:p>
      <text:p text:style-name="P3">Dim dr_5 as double</text:p>
      <text:p text:style-name="P3"/>
      <text:p text:style-name="P3">Dim bg_6 as double</text:p>
      <text:p text:style-name="P3">Dim bg_7 as double</text:p>
      <text:p text:style-name="P3">Dim bg_8 as double</text:p>
      <text:p text:style-name="P3">Dim bg_9 as double</text:p>
      <text:p text:style-name="P3">Dim bg_10 as double</text:p>
      <text:p text:style-name="P3">Dim dr_6 as double</text:p>
      <text:p text:style-name="P3">Dim dr_7 as double</text:p>
      <text:p text:style-name="P3">Dim dr_8 as double</text:p>
      <text:p text:style-name="P3">Dim dr_9 as double</text:p>
      <text:p text:style-name="P3">Dim dr_10 as double</text:p>
      <text:p text:style-name="P3"/>
      <text:p text:style-name="P3">Dim bg_11 as double</text:p>
      <text:p text:style-name="P3">Dim bg_12 as double</text:p>
      <text:p text:style-name="P3">Dim bg_13 as double</text:p>
      <text:p text:style-name="P3">Dim bg_14 as double</text:p>
      <text:p text:style-name="P3">Dim bg_15 as double</text:p>
      <text:p text:style-name="P3">Dim dr_11 as double</text:p>
      <text:p text:style-name="P3">Dim dr_12 as double</text:p>
      <text:p text:style-name="P3">Dim dr_13 as double</text:p>
      <text:p text:style-name="P3">Dim dr_14 as double</text:p>
      <text:p text:style-name="P3">Dim dr_15 as double</text:p>
      <text:p text:style-name="P3"/>
      <text:p text:style-name="P3">Dim bg_16 as double</text:p>
      <text:p text:style-name="P3">Dim bg_17 as double</text:p>
      <text:p text:style-name="P3"><text:soft-page-break/>Dim bg_18 as double</text:p>
      <text:p text:style-name="P3">Dim bg_19 as double</text:p>
      <text:p text:style-name="P3">Dim bg_20 as double</text:p>
      <text:p text:style-name="P3">Dim dr_16 as double</text:p>
      <text:p text:style-name="P3">Dim dr_17 as double</text:p>
      <text:p text:style-name="P3">Dim dr_18 as double</text:p>
      <text:p text:style-name="P3">Dim dr_19 as double</text:p>
      <text:p text:style-name="P3">Dim dr_20 as double</text:p>
      <text:p text:style-name="P3"/>
      <text:p text:style-name="P3">Dim bg_average_1 as double</text:p>
      <text:p text:style-name="P3">Dim dr_average_1 as double</text:p>
      <text:p text:style-name="P3"/>
      <text:p text:style-name="P3">Dim bg_average_2 as double</text:p>
      <text:p text:style-name="P3">Dim dr_average_2 as double</text:p>
      <text:p text:style-name="P3"/>
      <text:p text:style-name="P3">Dim bg_average_3 as double</text:p>
      <text:p text:style-name="P3">Dim dr_average_3 as double</text:p>
      <text:p text:style-name="P3"/>
      <text:p text:style-name="P3">Dim bg_average_4 as double</text:p>
      <text:p text:style-name="P3">Dim dr_average_4 as double</text:p>
      <text:p text:style-name="P3"/>
      <text:p text:style-name="P3">Dim rasch_znach_chuvstv_1 as double</text:p>
      <text:p text:style-name="P3">Dim absolut_pogresh_1 as double</text:p>
      <text:p text:style-name="P3"/>
      <text:p text:style-name="P3">Dim rasch_znach_chuvstv_2 as double</text:p>
      <text:p text:style-name="P3">Dim absolut_pogresh_2 as double</text:p>
      <text:p text:style-name="P3"/>
      <text:p text:style-name="P3">Dim rasch_znach_chuvstv_3 as double</text:p>
      <text:p text:style-name="P3">Dim absolut_pogresh_3 as double</text:p>
      <text:p text:style-name="P3"/>
      <text:p text:style-name="P3">Dim rasch_znach_chuvstv_4 as double</text:p>
      <text:p text:style-name="P3">Dim absolut_pogresh_4 as double</text:p>
      <text:p text:style-name="P3"/>
      <text:p text:style-name="P3">Dim activity as double</text:p>
      <text:p text:style-name="P3">'------------------------------------------------------------</text:p>
      <text:p text:style-name="P3">Sub getAllTextField</text:p>
      <text:p text:style-name="P3">rem----------BD 1-----------</text:p>
      <text:p text:style-name="P3"><text:s text:c="4"/>bg_1 = oDialog35.Model.getByName("NumericField2").Value</text:p>
      <text:p text:style-name="P3"><text:s text:c="4"/>bg_2 = oDialog35.Model.getByName("NumericField3").Value</text:p>
      <text:p text:style-name="P3"><text:s text:c="4"/>bg_3 = oDialog35.Model.getByName("NumericField4").Value</text:p>
      <text:p text:style-name="P3"><text:s text:c="4"/>bg_4 = oDialog35.Model.getByName("NumericField5").Value</text:p>
      <text:p text:style-name="P3"><text:s text:c="4"/>bg_5 = oDialog35.Model.getByName("NumericField6").Value</text:p>
      <text:p text:style-name="P3"><text:s text:c="4"/>dr_1 = oDialog35.Model.getByName("NumericField7").Value</text:p>
      <text:p text:style-name="P3"><text:s text:c="4"/>dr_2 = oDialog35.Model.getByName("NumericField8").Value</text:p>
      <text:p text:style-name="P3"><text:s text:c="4"/>dr_3 = oDialog35.Model.getByName("NumericField9").Value</text:p>
      <text:p text:style-name="P3"><text:s text:c="4"/>dr_4 = oDialog35.Model.getByName("NumericField10").Value</text:p>
      <text:p text:style-name="P3"><text:s text:c="4"/>dr_5 = oDialog35.Model.getByName("NumericField11").Value</text:p>
      <text:p text:style-name="P3">rem----------BD 2-----------</text:p>
      <text:p text:style-name="P3"><text:s text:c="4"/>bg_6 = oDialog35.Model.getByName("NumericField12").Value</text:p>
      <text:p text:style-name="P3"><text:s text:c="4"/>bg_7 = oDialog35.Model.getByName("NumericField13").Value</text:p>
      <text:p text:style-name="P3"><text:s text:c="4"/>bg_8 = oDialog35.Model.getByName("NumericField14").Value</text:p>
      <text:p text:style-name="P3"><text:s text:c="4"/>bg_9 = oDialog35.Model.getByName("NumericField15").Value</text:p>
      <text:p text:style-name="P3"><text:s text:c="4"/>bg_10 = oDialog35.Model.getByName("NumericField16").Value</text:p>
      <text:p text:style-name="P3"><text:s text:c="4"/>dr_6 = oDialog35.Model.getByName("NumericField17").Value</text:p>
      <text:p text:style-name="P3"><text:s text:c="4"/>dr_7 = oDialog35.Model.getByName("NumericField18").Value</text:p>
      <text:p text:style-name="P3"><text:s text:c="4"/>dr_8 = oDialog35.Model.getByName("NumericField19").Value</text:p>
      <text:p text:style-name="P3"><text:s text:c="4"/>dr_9 = oDialog35.Model.getByName("NumericField20").Value</text:p>
      <text:p text:style-name="P3"><text:s text:c="4"/>dr_10 = oDialog35.Model.getByName("NumericField21").Value</text:p>
      <text:p text:style-name="P3">rem----------BD 3-----------</text:p>
      <text:p text:style-name="P3"><text:s text:c="4"/>bg_11 = oDialog35.Model.getByName("NumericField22").Value</text:p>
      <text:p text:style-name="P3"><text:s text:c="4"/>bg_12 = oDialog35.Model.getByName("NumericField23").Value</text:p>
      <text:p text:style-name="P3"><text:s text:c="4"/>bg_13 = oDialog35.Model.getByName("NumericField24").Value</text:p>
      <text:p text:style-name="P3"><text:s text:c="4"/>bg_14 = oDialog35.Model.getByName("NumericField25").Value</text:p>
      <text:p text:style-name="P3"><text:s text:c="4"/>bg_15 = oDialog35.Model.getByName("NumericField26").Value</text:p>
      <text:p text:style-name="P3"><text:s text:c="4"/>dr_11 = oDialog35.Model.getByName("NumericField27").Value</text:p>
      <text:p text:style-name="P3"><text:s text:c="4"/>dr_12 = oDialog35.Model.getByName("NumericField28").Value</text:p>
      <text:p text:style-name="P3"><text:s text:c="4"/>dr_13 = oDialog35.Model.getByName("NumericField29").Value</text:p>
      <text:p text:style-name="P3"><text:s text:c="4"/>dr_14 = oDialog35.Model.getByName("NumericField30").Value</text:p>
      <text:p text:style-name="P3"><text:s text:c="4"/>dr_15 = oDialog35.Model.getByName("NumericField31").Value</text:p>
      <text:p text:style-name="P3">rem----------BD 4-----------</text:p>
      <text:p text:style-name="P3"><text:soft-page-break/><text:s text:c="4"/>bg_16 = oDialog35.Model.getByName("NumericField32").Value</text:p>
      <text:p text:style-name="P3"><text:s text:c="4"/>bg_17 = oDialog35.Model.getByName("NumericField33").Value</text:p>
      <text:p text:style-name="P3"><text:s text:c="4"/>bg_18 = oDialog35.Model.getByName("NumericField34").Value</text:p>
      <text:p text:style-name="P3"><text:s text:c="4"/>bg_19 = oDialog35.Model.getByName("NumericField35").Value</text:p>
      <text:p text:style-name="P3"><text:s text:c="4"/>bg_20 = oDialog35.Model.getByName("NumericField36").Value</text:p>
      <text:p text:style-name="P3"><text:s text:c="4"/>dr_16 = oDialog35.Model.getByName("NumericField37").Value</text:p>
      <text:p text:style-name="P3"><text:s text:c="4"/>dr_17 = oDialog35.Model.getByName("NumericField38").Value</text:p>
      <text:p text:style-name="P3"><text:s text:c="4"/>dr_18 = oDialog35.Model.getByName("NumericField39").Value</text:p>
      <text:p text:style-name="P3"><text:s text:c="4"/>dr_19 = oDialog35.Model.getByName("NumericField40").Value</text:p>
      <text:p text:style-name="P3"><text:s text:c="4"/>dr_20 = oDialog35.Model.getByName("NumericField41").Value</text:p>
      <text:p text:style-name="P3"><text:s text:c="4"/></text:p>
      <text:p text:style-name="P3"><text:s text:c="4"/>activity = oDialog35.Model.getByName("NumericField1").Value</text:p>
      <text:p text:style-name="P3">End Sub</text:p>
      <text:p text:style-name="P3">'------------------------------------------------------------</text:p>
      <text:p text:style-name="P3">Function average (dr1 as double, dr2 as double, dr3 as double, dr4 as double, dr5 as double)</text:p>
      <text:p text:style-name="P3"><text:s text:c="4"/>average = (dr1 + dr2 + dr3 + dr4 + dr5)/5</text:p>
      <text:p text:style-name="P3">End Function</text:p>
      <text:p text:style-name="P3">'------------------------------------------------------------</text:p>
      <text:p text:style-name="P3">sub makeProtocol</text:p>
      <text:p text:style-name="P3"><text:s text:c="4"/>MyFormat = "0.00"</text:p>
      <text:p text:style-name="P3"/>
      <text:p text:style-name="P3"><text:s text:c="4"/>getAllTextField()</text:p>
      <text:p text:style-name="P3"><text:s text:c="4"/>bg_average_1 = average(bg_1, bg_2, bg_3, bg_4, bg_5)</text:p>
      <text:p text:style-name="P3"><text:s text:c="4"/>dr_average_1 = average(dr_1, dr_2, dr_3, dr_4, dr_5)</text:p>
      <text:p text:style-name="P3"><text:s text:c="4"/></text:p>
      <text:p text:style-name="P3"><text:s text:c="4"/>bg_average_2 = average(bg_6, bg_7, bg_8, bg_9, bg_10)</text:p>
      <text:p text:style-name="P3"><text:s text:c="4"/>dr_average_2 = average(dr_6, dr_7, dr_8, dr_9, dr_10)</text:p>
      <text:p text:style-name="P3"><text:s text:c="4"/></text:p>
      <text:p text:style-name="P3"><text:s text:c="4"/>bg_average_3 = average(bg_11, bg_12, bg_13, bg_14, bg_15)</text:p>
      <text:p text:style-name="P3"><text:s text:c="4"/>dr_average_3 = average(dr_11, dr_12, dr_13, dr_14, dr_15)</text:p>
      <text:p text:style-name="P3"><text:s text:c="4"/></text:p>
      <text:p text:style-name="P3"><text:s text:c="4"/>bg_average_4 = average(bg_16, bg_17, bg_18, bg_19, bg_20)</text:p>
      <text:p text:style-name="P3"><text:s text:c="4"/>dr_average_4 = average(dr_16, dr_17, dr_18, dr_19, dr_20)</text:p>
      <text:p text:style-name="P3"><text:s text:c="4"/></text:p>
      <text:p text:style-name="P3"><text:s text:c="4"/>rasch_znach_chuvstv_1 = (dr_average_1 - bg_average_1)/activity</text:p>
      <text:p text:style-name="P3"><text:s text:c="4"/>absolut_pogresh_1 = 55 - rasch_znach_chuvstv_1</text:p>
      <text:p text:style-name="P3"><text:s text:c="4"/></text:p>
      <text:p text:style-name="P3"><text:s text:c="4"/>rasch_znach_chuvstv_2 = (dr_average_2 - bg_average_2)/activity</text:p>
      <text:p text:style-name="P3"><text:s text:c="4"/>absolut_pogresh_2 = 55 - rasch_znach_chuvstv_2</text:p>
      <text:p text:style-name="P3"><text:s text:c="4"/></text:p>
      <text:p text:style-name="P3"><text:s text:c="4"/>rasch_znach_chuvstv_3 = (dr_average_3 - bg_average_3)/activity</text:p>
      <text:p text:style-name="P3"><text:s text:c="4"/>absolut_pogresh_3 = 55 - rasch_znach_chuvstv_3</text:p>
      <text:p text:style-name="P3"><text:s text:c="4"/></text:p>
      <text:p text:style-name="P3"><text:s text:c="4"/>rasch_znach_chuvstv_4 = (dr_average_4 - bg_average_4)/activity</text:p>
      <text:p text:style-name="P3"><text:s text:c="4"/>absolut_pogresh_4 = 55 - rasch_znach_chuvstv_4</text:p>
      <text:p text:style-name="P3"><text:s text:c="4"/>'msgBox absolut_pogresh</text:p>
      <text:p text:style-name="P3"><text:s text:c="4"/></text:p>
      <text:p text:style-name="P3"><text:s text:c="3"/></text:p>
      <text:p text:style-name="P3"><text:s text:c="4"/>OpenTemplate(sertPath &amp; "template_bdkg35_protocol.odt")</text:p>
      <text:p text:style-name="P3"><text:s text:c="4"/>findAndRename("$activity$", Format(activity, MyFormat)</text:p>
      <text:p text:style-name="P3"><text:s text:c="4"/></text:p>
      <text:p text:style-name="P3"><text:s text:c="4"/>findAndRename("$bg1$", bg_1)</text:p>
      <text:p text:style-name="P3"><text:s text:c="4"/>findAndRename("$bg2$", bg_2)</text:p>
      <text:p text:style-name="P3"><text:s text:c="4"/>findAndRename("$bg3$", bg_3)</text:p>
      <text:p text:style-name="P3"><text:s text:c="4"/>findAndRename("$bg4$", bg_4)</text:p>
      <text:p text:style-name="P3"><text:s text:c="4"/>findAndRename("$bg5$", bg_5)</text:p>
      <text:p text:style-name="P3"><text:s text:c="4"/>findAndRename("$dr1$", dr_1)</text:p>
      <text:p text:style-name="P3"><text:s text:c="4"/>findAndRename("$dr2$", dr_2)</text:p>
      <text:p text:style-name="P3"><text:s text:c="4"/>findAndRename("$dr3$", dr_3)</text:p>
      <text:p text:style-name="P3"><text:s text:c="4"/>findAndRename("$dr4$", dr_4)</text:p>
      <text:p text:style-name="P3"><text:s text:c="4"/>findAndRename("$dr5$", dr_5)</text:p>
      <text:p text:style-name="P3"><text:s text:c="4"/>findAndRename("$bg_avg1$", bg_average_1)</text:p>
      <text:p text:style-name="P3"><text:s text:c="4"/>findAndRename("$dr_avg1$", dr_average_1)</text:p>
      <text:p text:style-name="P3"><text:s text:c="4"/>findAndRename("$rasch1$", Format(rasch_znach_chuvstv_1, MyFormat) )</text:p>
      <text:p text:style-name="P3"><text:s text:c="4"/>findAndRename("$pogr1$", Format(absolut_pogresh_1, MyFormat ) )</text:p>
      <text:p text:style-name="P3"><text:s text:c="8"/></text:p>
      <text:p text:style-name="P3"><text:s text:c="4"/>findAndRename("$bg6$", bg_6)</text:p>
      <text:p text:style-name="P3"><text:s text:c="4"/>findAndRename("$bg7$", bg_7)</text:p>
      <text:p text:style-name="P3"><text:s text:c="4"/>findAndRename("$bg8$", bg_8)</text:p>
      <text:p text:style-name="P3"><text:s text:c="4"/>findAndRename("$bg9$", bg_9)</text:p>
      <text:p text:style-name="P3"><text:soft-page-break/><text:s text:c="4"/>findAndRename("$bg10$", bg_10)</text:p>
      <text:p text:style-name="P3"><text:s text:c="4"/>findAndRename("$dr6$", dr_6)</text:p>
      <text:p text:style-name="P3"><text:s text:c="4"/>findAndRename("$dr7$", dr_7)</text:p>
      <text:p text:style-name="P3"><text:s text:c="4"/>findAndRename("$dr8$", dr_8)</text:p>
      <text:p text:style-name="P3"><text:s text:c="4"/>findAndRename("$dr9$", dr_9)</text:p>
      <text:p text:style-name="P3"><text:s text:c="4"/>findAndRename("$dr10$", dr_10)</text:p>
      <text:p text:style-name="P3"><text:s text:c="4"/>findAndRename("$bg_avg2$", bg_average_2)</text:p>
      <text:p text:style-name="P3"><text:s text:c="4"/>findAndRename("$dr_avg2$", dr_average_2)</text:p>
      <text:p text:style-name="P3"><text:s text:c="4"/>findAndRename("$rasch2$", Format(rasch_znach_chuvstv_2, MyFormat) )</text:p>
      <text:p text:style-name="P3"><text:s text:c="4"/>findAndRename("$pogr2$", Format(absolut_pogresh_2, MyFormat ) )</text:p>
      <text:p text:style-name="P3"><text:s text:c="4"/></text:p>
      <text:p text:style-name="P3"><text:s text:c="4"/>findAndRename("$bg11$", bg_11)</text:p>
      <text:p text:style-name="P3"><text:s text:c="4"/>findAndRename("$bg12$", bg_12)</text:p>
      <text:p text:style-name="P3"><text:s text:c="4"/>findAndRename("$bg13$", bg_13)</text:p>
      <text:p text:style-name="P3"><text:s text:c="4"/>findAndRename("$bg14$", bg_14)</text:p>
      <text:p text:style-name="P3"><text:s text:c="4"/>findAndRename("$bg15$", bg_15)</text:p>
      <text:p text:style-name="P3"><text:s text:c="4"/>findAndRename("$dr11$", dr_11)</text:p>
      <text:p text:style-name="P3"><text:s text:c="4"/>findAndRename("$dr12$", dr_12)</text:p>
      <text:p text:style-name="P3"><text:s text:c="4"/>findAndRename("$dr13$", dr_13)</text:p>
      <text:p text:style-name="P3"><text:s text:c="4"/>findAndRename("$dr14$", dr_14)</text:p>
      <text:p text:style-name="P3"><text:s text:c="4"/>findAndRename("$dr15$", dr_15)</text:p>
      <text:p text:style-name="P3"><text:s text:c="4"/>findAndRename("$bg_avg3$", bg_average_3)</text:p>
      <text:p text:style-name="P3"><text:s text:c="4"/>findAndRename("$dr_avg3$", dr_average_3)</text:p>
      <text:p text:style-name="P3"><text:s text:c="4"/>findAndRename("$rasch3$", Format(rasch_znach_chuvstv_3, MyFormat) )</text:p>
      <text:p text:style-name="P3"><text:s text:c="4"/>findAndRename("$pogr3$", Format(absolut_pogresh_3, MyFormat ) ) <text:s text:c="3"/></text:p>
      <text:p text:style-name="P3"><text:s text:c="8"/></text:p>
      <text:p text:style-name="P3"><text:s text:c="4"/>findAndRename("$bg16$", bg_16)</text:p>
      <text:p text:style-name="P3"><text:s text:c="4"/>findAndRename("$bg17$", bg_17)</text:p>
      <text:p text:style-name="P3"><text:s text:c="4"/>findAndRename("$bg18$", bg_18)</text:p>
      <text:p text:style-name="P3"><text:s text:c="4"/>findAndRename("$bg19$", bg_19)</text:p>
      <text:p text:style-name="P3"><text:s text:c="4"/>findAndRename("$bg20$", bg_20)</text:p>
      <text:p text:style-name="P3"><text:s text:c="4"/>findAndRename("$dr16$", dr_16)</text:p>
      <text:p text:style-name="P3"><text:s text:c="4"/>findAndRename("$dr17$", dr_17)</text:p>
      <text:p text:style-name="P3"><text:s text:c="4"/>findAndRename("$dr18$", dr_18)</text:p>
      <text:p text:style-name="P3"><text:s text:c="4"/>findAndRename("$dr19$", dr_19)</text:p>
      <text:p text:style-name="P3"><text:s text:c="4"/>findAndRename("$dr20$", dr_20)</text:p>
      <text:p text:style-name="P3"><text:s text:c="4"/>findAndRename("$bg_avg4$", bg_average_4)</text:p>
      <text:p text:style-name="P3"><text:s text:c="4"/>findAndRename("$dr_avg4$", dr_average_4)</text:p>
      <text:p text:style-name="P3"><text:s text:c="4"/>findAndRename("$rasch4$", Format(rasch_znach_chuvstv_4, MyFormat) )</text:p>
      <text:p text:style-name="P3"><text:s text:c="4"/>findAndRename("$pogr4$", Format(absolut_pogresh_4, MyFormat ) ) <text:s text:c="7"/></text:p>
      <text:p text:style-name="P3"><text:s text:c="8"/></text:p>
      <text:p text:style-name="P3"><text:s text:c="4"/>findAndRename("$srk_num$", oDialog35.Model.getByName("TextField1").Text)</text:p>
      <text:p text:style-name="P3"><text:s text:c="4"/>findAndRename("$bd1_num$", oDialog35.Model.getByName("TextField2").Text) <text:s text:c="3"/></text:p>
      <text:p text:style-name="P3"><text:s text:c="4"/>findAndRename("$bd2_num$", oDialog35.Model.getByName("TextField3").Text) <text:s text:c="3"/></text:p>
      <text:p text:style-name="P3"><text:s text:c="4"/>findAndRename("$bd3_num$", oDialog35.Model.getByName("TextField4").Text) <text:s text:c="3"/></text:p>
      <text:p text:style-name="P3"><text:s text:c="4"/>findAndRename("$bd4_num$", oDialog35.Model.getByName("TextField5").Text) <text:s/></text:p>
      <text:p text:style-name="P3"><text:s text:c="4"/></text:p>
      <text:p text:style-name="P3"><text:s text:c="4"/>findAndRename("$num_ist$", oDialog35.Model.getByName("ComboBox1").Text) <text:s text:c="2"/></text:p>
      <text:p text:style-name="P3"/>
      <text:p text:style-name="P3">end sub</text:p>
      <text:p text:style-name="P3"/>
      <text:p text:style-name="P2">Z_tmp*********************************************************</text:p>
      <text:p text:style-name="P3"/>
      <text:p text:style-name="P3">REM <text:s/>***** <text:s/>BASIC <text:s/>*****</text:p>
      <text:p text:style-name="P3"/>
      <text:p text:style-name="P3">REM declare dialog object "globally"</text:p>
      <text:p text:style-name="P3">dim oDialogBDKG02 as object</text:p>
      <text:p text:style-name="P3">dim oDateFieldModel as object</text:p>
      <text:p text:style-name="P3">'-----------------------------------------</text:p>
      <text:p text:style-name="P3">Sub bdkg02_Dialog_Show</text:p>
      <text:p text:style-name="P3"><text:s text:c="3"/>DialogLibraries.LoadLibrary( "AtomtexLibrary" )</text:p>
      <text:p text:style-name="P3"><text:s text:c="3"/>oDialogBDKG02 = CreateUnoDialog( DialogLibraries.AtomtexLibrary.DialogBDKG02 )</text:p>
      <text:p text:style-name="P3"><text:s text:c="3"/></text:p>
      <text:p text:style-name="P3"><text:s text:c="3"/>oDateFieldModel = oDialogBDKG02.Model.getByName("DateField1")</text:p>
      <text:p text:style-name="P3"><text:s text:c="3"/></text:p>
      <text:p text:style-name="P3"><text:s text:c="2"/>oNumericFieldModel = oDialogBDKG02.Model.getByName("NumericField1")</text:p>
      <text:p text:style-name="P3"><text:s text:c="2"/>oNumericFieldModel.valuestep = 0.01</text:p>
      <text:p text:style-name="P3"><text:s text:c="2"/>oNumericFieldModel.value = 0.70</text:p>
      <text:p text:style-name="P3"><text:s text:c="2"/>oNumericFieldModel = oDialogBDKG02.Model.getByName("NumericField2")</text:p>
      <text:p text:style-name="P3"><text:soft-page-break/><text:s text:c="2"/>oNumericFieldModel.valuestep = 0.1</text:p>
      <text:p text:style-name="P3"><text:s text:c="2"/>oNumericFieldModel.value = 7.0</text:p>
      <text:p text:style-name="P3"><text:s text:c="2"/>oNumericFieldModel = oDialogBDKG02.Model.getByName("NumericField3")</text:p>
      <text:p text:style-name="P3"><text:s text:c="2"/>oNumericFieldModel.valuestep = 1</text:p>
      <text:p text:style-name="P3"><text:s text:c="2"/>oNumericFieldModel.value = 70</text:p>
      <text:p text:style-name="P3"><text:s text:c="2"/>oNumericFieldModel = oDialogBDKG02.Model.getByName("NumericField4")</text:p>
      <text:p text:style-name="P3"><text:s text:c="2"/>oNumericFieldModel.valuestep = 0.01</text:p>
      <text:p text:style-name="P3"><text:s text:c="2"/>oNumericFieldModel.value = 0.70</text:p>
      <text:p text:style-name="P3"><text:s text:c="2"/>oNumericFieldModel = oDialogBDKG02.Model.getByName("NumericField5")</text:p>
      <text:p text:style-name="P3"><text:s text:c="2"/>oNumericFieldModel.valuestep = 0.1</text:p>
      <text:p text:style-name="P3"><text:s text:c="2"/>oNumericFieldModel.value = 7</text:p>
      <text:p text:style-name="P3"><text:s text:c="2"/>oNumericFieldModel = oDialogBDKG02.Model.getByName("NumericField6")</text:p>
      <text:p text:style-name="P3"><text:s text:c="2"/>oNumericFieldModel.valuestep = 1</text:p>
      <text:p text:style-name="P3"><text:s text:c="2"/>oNumericFieldModel.value = 70</text:p>
      <text:p text:style-name="P3"><text:s text:c="2"/>oNumericFieldModel = oDialogBDKG02.Model.getByName("NumericField7")</text:p>
      <text:p text:style-name="P3"><text:s text:c="2"/>oNumericFieldModel.valuestep = 0.01</text:p>
      <text:p text:style-name="P3"><text:s text:c="2"/>oNumericFieldModel.value = 0.7</text:p>
      <text:p text:style-name="P3"><text:s text:c="2"/>oNumericFieldModel = oDialogBDKG02.Model.getByName("NumericField8")</text:p>
      <text:p text:style-name="P3"><text:s text:c="2"/>oNumericFieldModel.valuestep = 0.1</text:p>
      <text:p text:style-name="P3"><text:s text:c="2"/>oNumericFieldModel.value = 7</text:p>
      <text:p text:style-name="P3"><text:s text:c="2"/></text:p>
      <text:p text:style-name="P3"><text:s text:c="2"/>'oDateFieldModel = oDialogBDKG02.Model.getByName("DateField1")</text:p>
      <text:p text:style-name="P3"><text:s text:c="2"/>oDateFieldModel.dateformat = 7 'в виде dd.mm.yyyy</text:p>
      <text:p text:style-name="P3"><text:s text:c="2"/>oDateFieldModel.Date = cDateToIso(Now)'DateSerial(2016, 10, 12)</text:p>
      <text:p text:style-name="P3"><text:s text:c="2"/>'''''print oDateFieldModel.date</text:p>
      <text:p text:style-name="P3"><text:s text:c="2"/></text:p>
      <text:p text:style-name="P3"><text:s text:c="3"/></text:p>
      <text:p text:style-name="P3"><text:s text:c="2"/>Dim nCount As Integer</text:p>
      <text:p text:style-name="P3"><text:s text:c="2"/>Dim sItems As Variant</text:p>
      <text:p text:style-name="P3"><text:s text:c="2"/>REM get control</text:p>
      <text:p text:style-name="P3"><text:s text:c="2"/>oComboBox = oDialogBDKG02.getControl("ComboBox1")</text:p>
      <text:p text:style-name="P3"><text:s text:c="2"/>REM first remove all old items from the list</text:p>
      <text:p text:style-name="P3"><text:s text:c="2"/>nCount = oComboBox.getItemCount()</text:p>
      <text:p text:style-name="P3"><text:s text:c="2"/>oComboBox.removeItems( 0, nCount )</text:p>
      <text:p text:style-name="P3"><text:s text:c="2"/>REM add new items to the list</text:p>
      <text:p text:style-name="P3"><text:s text:c="2"/>sItems = Array( "№516", "№517", "№518", "№519", "№520", "№521", "№2910")</text:p>
      <text:p text:style-name="P3"><text:s text:c="2"/>oComboBox.addItems( sItems, 0 )</text:p>
      <text:p text:style-name="P3"><text:s text:c="3"/>'oComboBox.selectItemPos(0, true)</text:p>
      <text:p text:style-name="P3"><text:s text:c="3"/></text:p>
      <text:p text:style-name="P3"><text:s text:c="5"/>oNumericFieldModel = oDialogBDKG02.Model.getByName("NumericField12")</text:p>
      <text:p text:style-name="P3"><text:s text:c="5"/>oNumericFieldModel.DECIMALACCURACY = 2</text:p>
      <text:p text:style-name="P3"><text:s text:c="3"/></text:p>
      <text:p text:style-name="P3"><text:s text:c="3"/>oDialogMain.endexecute() <text:s text:c="2"/></text:p>
      <text:p text:style-name="P3"><text:s text:c="3"/>oDialogBDKG02.Execute()</text:p>
      <text:p text:style-name="P3"><text:s text:c="3"/></text:p>
      <text:p text:style-name="P3">End Sub</text:p>
      <text:p text:style-name="P3">'--------------------------------------------------------------------<text:tab/></text:p>
      <text:p text:style-name="P3">sub testForDaysLeft</text:p>
      <text:p text:style-name="P3"><text:tab/>print days_left_2910_NEW(oDateFieldModel)</text:p>
      <text:p text:style-name="P3">end sub</text:p>
      <text:p text:style-name="P3">'--------------------------------------------------------------------<text:tab/></text:p>
      <text:p text:style-name="P3"><text:s text:c="2"/>Function GetSelectedItem( oComboBoxModel As Object ) As String</text:p>
      <text:p text:style-name="P3"><text:s text:c="6"/>GetSelectedItem = oComboBoxModel.Text</text:p>
      <text:p text:style-name="P3"><text:s text:c="2"/>End Function<text:tab/></text:p>
      <text:p text:style-name="P3">'--------------------------------------------------------------------<text:tab/></text:p>
      <text:p text:style-name="P3">sub comboChanged</text:p>
      <text:p text:style-name="P3"><text:tab/>oNumericFieldModel = oDialogBDKG02.Model.getByName("NumericField12")</text:p>
      <text:p text:style-name="P3"><text:tab/>dim num as string</text:p>
      <text:p text:style-name="P3"><text:tab/>oComboBox = oDialogBDKG02.getControl("ComboBox1")</text:p>
      <text:p text:style-name="P3"><text:tab/>num = oComboBox.text</text:p>
      <text:p text:style-name="P3"><text:tab/>select case num</text:p>
      <text:p text:style-name="P3"><text:tab/><text:tab/>case "№516"</text:p>
      <text:p text:style-name="P3"><text:tab/><text:tab/>oNumericFieldModel.value = get_activity(act516, oDateFieldModel)</text:p>
      <text:p text:style-name="P3"><text:tab/><text:tab/>'print get_activity(act516)</text:p>
      <text:p text:style-name="P3"><text:tab/><text:tab/>case "№517"</text:p>
      <text:p text:style-name="P3"><text:tab/><text:tab/>oNumericFieldModel.value = get_activity(act517, oDateFieldModel)</text:p>
      <text:p text:style-name="P3"><text:tab/><text:tab/>case "№518"</text:p>
      <text:p text:style-name="P3"><text:tab/><text:tab/>oNumericFieldModel.value = get_activity(act518, oDateFieldModel)</text:p>
      <text:p text:style-name="P3"><text:tab/><text:tab/>case "№519"</text:p>
      <text:p text:style-name="P3"><text:tab/><text:tab/>oNumericFieldModel.value = get_activity(act519, oDateFieldModel)</text:p>
      <text:p text:style-name="P3"><text:soft-page-break/><text:tab/><text:tab/>case "№520"</text:p>
      <text:p text:style-name="P3"><text:tab/><text:tab/>oNumericFieldModel.value = get_activity(act520, oDateFieldModel)</text:p>
      <text:p text:style-name="P3"><text:tab/><text:tab/>case "№521"</text:p>
      <text:p text:style-name="P3"><text:tab/><text:tab/>oNumericFieldModel.value = get_activity(act521, oDateFieldModel)</text:p>
      <text:p text:style-name="P3"><text:tab/><text:tab/>case "№2910"</text:p>
      <text:p text:style-name="P3"><text:tab/><text:tab/>oNumericFieldModel.value = get_activity2910(oDateFieldModel)</text:p>
      <text:p text:style-name="P3"><text:tab/>end select<text:tab/></text:p>
      <text:p text:style-name="P3">end sub</text:p>
      <text:p text:style-name="P3">'-----------------------------------------</text:p>
      <text:p text:style-name="P3">Dim bground as Double</text:p>
      <text:p text:style-name="P3">Dim point_1 as Double</text:p>
      <text:p text:style-name="P3">Dim point_2 as Double</text:p>
      <text:p text:style-name="P3">Dim point_3 as Double</text:p>
      <text:p text:style-name="P3">Dim point_4 as Double</text:p>
      <text:p text:style-name="P3">Dim point_5 as Double</text:p>
      <text:p text:style-name="P3">Dim point_6 as Double</text:p>
      <text:p text:style-name="P3">Dim point_7 as Double</text:p>
      <text:p text:style-name="P3">Dim point_8 as Double</text:p>
      <text:p text:style-name="P3"/>
      <text:p text:style-name="P3">Dim otn_pog_1 as Double</text:p>
      <text:p text:style-name="P3">Dim otn_pog_2 as Double</text:p>
      <text:p text:style-name="P3">Dim otn_pog_3 as Double</text:p>
      <text:p text:style-name="P3">Dim otn_pog_4 as Double</text:p>
      <text:p text:style-name="P3">Dim otn_pog_5 as Double</text:p>
      <text:p text:style-name="P3">Dim otn_pog_6 as Double</text:p>
      <text:p text:style-name="P3">Dim otn_pog_7 as Double</text:p>
      <text:p text:style-name="P3">Dim otn_pog_8 as Double</text:p>
      <text:p text:style-name="P3"/>
      <text:p text:style-name="P3">Dim activity as Double <text:s/></text:p>
      <text:p text:style-name="P3">'-----------------------------------------</text:p>
      <text:p text:style-name="P3">Sub getAllText_bdkg02</text:p>
      <text:p text:style-name="P3"><text:s text:c="4"/>bground = oDialogBDKG02.Model.getByName("NumericField12").Value</text:p>
      <text:p text:style-name="P3"><text:s text:c="4"/>point_1 = oDialogBDKG02.Model.getByName("NumericField1").Value</text:p>
      <text:p text:style-name="P3"><text:s text:c="4"/>point_2 = oDialogBDKG02.Model.getByName("NumericField2").Value</text:p>
      <text:p text:style-name="P3"><text:s text:c="4"/>point_3 = oDialogBDKG02.Model.getByName("NumericField3").Value</text:p>
      <text:p text:style-name="P3"><text:s text:c="4"/>point_4 = oDialogBDKG02.Model.getByName("NumericField4").Value</text:p>
      <text:p text:style-name="P3"><text:s text:c="4"/>point_5 = oDialogBDKG02.Model.getByName("NumericField5").Value</text:p>
      <text:p text:style-name="P3"><text:s text:c="4"/>point_6 = oDialogBDKG02.Model.getByName("NumericField6").Value</text:p>
      <text:p text:style-name="P3"><text:s text:c="4"/>point_7 = oDialogBDKG02.Model.getByName("NumericField7").Value</text:p>
      <text:p text:style-name="P3"><text:s text:c="4"/>point_8 = oDialogBDKG02.Model.getByName("NumericField8").Value</text:p>
      <text:p text:style-name="P3"><text:s text:c="4"/></text:p>
      <text:p text:style-name="P3">End Sub</text:p>
      <text:p text:style-name="P3">'-----------------------------------------</text:p>
      <text:p text:style-name="P3">sub drawTable</text:p>
      <text:p text:style-name="P3"><text:tab/>MyFormat = "0.0"</text:p>
      <text:p text:style-name="P3"><text:s text:c="4"/>findAndRename("$tab_11$", exponentialView(bground))</text:p>
      <text:p text:style-name="P3"><text:tab/>'-----------------------------------------------</text:p>
      <text:p text:style-name="P3"><text:tab/>findAndRename("$tab_21$", exponentialView(point_1*1000+100))</text:p>
      <text:p text:style-name="P3"><text:tab/>findAndRename("$tab_22$", exponentialView(point_2*1000+100))</text:p>
      <text:p text:style-name="P3"><text:tab/>findAndRename("$tab_23$", exponentialView(point_3*1000+100))</text:p>
      <text:p text:style-name="P3"><text:tab/>findAndRename("$tab_24$", exponentialView(point_4*1000000))</text:p>
      <text:p text:style-name="P3"><text:tab/>findAndRename("$tab_25$", exponentialView(point_5*1000000))</text:p>
      <text:p text:style-name="P3"><text:tab/>findAndRename("$tab_26$", exponentialView(point_6*1000000))</text:p>
      <text:p text:style-name="P3"><text:tab/>findAndRename("$tab_27$", exponentialView(point_7*1000000000))</text:p>
      <text:p text:style-name="P3"><text:tab/>findAndRename("$tab_28$", exponentialView(point_8*1000000000))</text:p>
      <text:p text:style-name="P3"><text:tab/>'-----------------------------------------------</text:p>
      <text:p text:style-name="P3"><text:tab/>findAndRename("$tab_31$", exponentialView(point_1*1000+100-bground))</text:p>
      <text:p text:style-name="P3"><text:tab/>findAndRename("$tab_32$", exponentialView(point_2*1000+100-bground))</text:p>
      <text:p text:style-name="P3"><text:tab/>findAndRename("$tab_33$", exponentialView(point_3*1000+100-bground))</text:p>
      <text:p text:style-name="P3"><text:tab/>'-----------------------------------------------</text:p>
      <text:p text:style-name="P3"><text:tab/>otn_pog_1 = (point_1*1000+100-bground-700)/700*100</text:p>
      <text:p text:style-name="P3"><text:tab/>otn_pog_2 = (point_2*1000+100-bground-7000)/7000*100</text:p>
      <text:p text:style-name="P3"><text:tab/>otn_pog_3 = (point_3*1000+100-bground-70000)/70000*100</text:p>
      <text:p text:style-name="P3"><text:tab/>otn_pog_4 = (point_4*1000000-700000)/700000*100</text:p>
      <text:p text:style-name="P3"><text:tab/>otn_pog_5 = (point_5*1000000-7000000)/7000000*100</text:p>
      <text:p text:style-name="P3"><text:tab/>otn_pog_6 = (point_6*1000000-70000000)/70000000*100</text:p>
      <text:p text:style-name="P3"><text:tab/>otn_pog_7 = (point_7*1000000000-700000000)/700000000*100</text:p>
      <text:p text:style-name="P3"><text:tab/>otn_pog_8 = (point_8*1000000000-7000000000)/7000000000*100</text:p>
      <text:p text:style-name="P3"><text:tab/>'-----------------------------------------------</text:p>
      <text:p text:style-name="P3"><text:tab/>findAndRename("$tab_41$", Format(otn_pog_1, MyFormat)</text:p>
      <text:p text:style-name="P3"><text:soft-page-break/><text:tab/>findAndRename("$tab_42$", Format(otn_pog_2, MyFormat)</text:p>
      <text:p text:style-name="P3"><text:tab/>findAndRename("$tab_43$", Format(otn_pog_3, MyFormat)</text:p>
      <text:p text:style-name="P3"><text:tab/>findAndRename("$tab_44$", Format(otn_pog_4, MyFormat)</text:p>
      <text:p text:style-name="P3"><text:tab/>findAndRename("$tab_45$", Format(otn_pog_5, MyFormat)</text:p>
      <text:p text:style-name="P3"><text:tab/>findAndRename("$tab_46$", Format(otn_pog_6, MyFormat)</text:p>
      <text:p text:style-name="P3"><text:tab/>findAndRename("$tab_47$", Format(otn_pog_7, MyFormat)</text:p>
      <text:p text:style-name="P3"><text:tab/>findAndRename("$tab_48$", Format(otn_pog_8, MyFormat)</text:p>
      <text:p text:style-name="P3"><text:tab/>'-----------------------------------------------</text:p>
      <text:p text:style-name="P3"><text:tab/>findAndRename("$tab_51$", Format(1.1+sqr(25+otn_pog_1*otn_pog_1), MyFormat)</text:p>
      <text:p text:style-name="P3"><text:tab/>findAndRename("$tab_52$", Format(1.1+sqr(25+otn_pog_2*otn_pog_2), MyFormat)</text:p>
      <text:p text:style-name="P3"><text:tab/>findAndRename("$tab_53$", Format(1.1+sqr(16+otn_pog_3*otn_pog_3), MyFormat)</text:p>
      <text:p text:style-name="P3"><text:tab/>findAndRename("$tab_54$", Format(1.1+sqr(16+otn_pog_4*otn_pog_4), MyFormat)</text:p>
      <text:p text:style-name="P3"><text:tab/>findAndRename("$tab_55$", Format(1.1+sqr(16+otn_pog_5*otn_pog_5), MyFormat)</text:p>
      <text:p text:style-name="P3"><text:tab/>findAndRename("$tab_56$", Format(1.1+sqr(16+otn_pog_6*otn_pog_6), MyFormat)</text:p>
      <text:p text:style-name="P3"><text:tab/>findAndRename("$tab_57$", Format(1.1+sqr(16+otn_pog_7*otn_pog_7), MyFormat)</text:p>
      <text:p text:style-name="P3"><text:tab/>findAndRename("$tab_58$", Format(1.1+sqr(16+otn_pog_8*otn_pog_8), MyFormat)</text:p>
      <text:p text:style-name="P3"/>
      <text:p text:style-name="P3">end sub</text:p>
      <text:p text:style-name="P3"/>
      <text:p text:style-name="P3">sub set_field</text:p>
      <text:p text:style-name="P3"><text:s text:c="2"/>oNumericFieldModel = oDialog.Model.NumericField1</text:p>
      <text:p text:style-name="P3"><text:s text:c="2"/>oNumericFieldModel.Value = 25.40</text:p>
      <text:p text:style-name="P3"><text:s text:c="2"/>oNumericFieldModel.DecimalAccuracy = 2</text:p>
      <text:p text:style-name="P3">end sub</text:p>
      <text:p text:style-name="P3"/>
      <text:p text:style-name="P3">sub calculate</text:p>
      <text:p text:style-name="P3"><text:tab/>MyFormat = "0.00"</text:p>
      <text:p text:style-name="P3"><text:s text:c="4"/>getAllText_bdkg02()</text:p>
      <text:p text:style-name="P3"><text:s text:c="4"/></text:p>
      <text:p text:style-name="P3"><text:s text:c="4"/>OpenTemplate(sertPath &amp; "template_bdkg02.odt")</text:p>
      <text:p text:style-name="P3"><text:s text:c="4"/>'-----------------------------------------------</text:p>
      <text:p text:style-name="P3"><text:tab/>drawTable()</text:p>
      <text:p text:style-name="P3"><text:tab/>findAndRename("$srk_num$", oDialogBDKG02.Model.getByName("TextField2").Text)</text:p>
      <text:p text:style-name="P3"><text:tab/>findAndRename("$bd_num$", oDialogBDKG02.Model.getByName("TextField1").Text)</text:p>
      <text:p text:style-name="P3"><text:tab/>findAndRename("$activity$", Format(oDialogBDKG02.Model.getByName("NumericField12").Value, MyFormat)</text:p>
      <text:p text:style-name="P3"><text:tab/>'findAndRename("$activity$", activity)</text:p>
      <text:p text:style-name="P3"><text:tab/>'findAndRename("$activity$", Format(get_activity(act516), MyFormat)</text:p>
      <text:p text:style-name="P3"><text:tab/>findAndRename("$source$", oDialogBDKG02.Model.getByName("ComboBox1").Text)</text:p>
      <text:p text:style-name="P3"><text:tab/>findAndRename("$grad$", oDialogBDKG02.Model.getByName("NumericField10").Value)<text:tab/></text:p>
      <text:p text:style-name="P3">end sub</text:p>
      <text:p text:style-name="P3">'---------------------------------------------------</text:p>
      <text:p text:style-name="P3">sub makeSertRU</text:p>
      <text:p text:style-name="P3"><text:tab/>getAllText_bdkg02()</text:p>
      <text:p text:style-name="P3"><text:s text:c="4"/>MyFormat = "0.00"</text:p>
      <text:p text:style-name="P3"><text:s text:c="4"/>OpenTemplate(sertPath &amp; "template_bdkg02_ser_RU.odt")</text:p>
      <text:p text:style-name="P3"><text:tab/>findAndRename("$bd_num$", oDialogBDKG02.Model.getByName("TextField1").Text)</text:p>
      <text:p text:style-name="P3"><text:tab/>findAndRename("$activity$", Format(oDialogBDKG02.Model.getByName("NumericField12").Value, MyFormat)</text:p>
      <text:p text:style-name="P3"><text:tab/>findAndRename("$source$", oDialogBDKG02.Model.getByName("ComboBox1").Text)</text:p>
      <text:p text:style-name="P3"><text:tab/>findAndRename("$grad$", oDialogBDKG02.Model.getByName("NumericField10").Value)</text:p>
      <text:p text:style-name="P3"><text:tab/></text:p>
      <text:p text:style-name="P3"><text:tab/>findAndRename("$p_1$", oDialogBDKG02.Model.getByName("NumericField1").Value)</text:p>
      <text:p text:style-name="P3"><text:s text:c="4"/>findAndRename("$p_2$", oDialogBDKG02.Model.getByName("NumericField2").Value)</text:p>
      <text:p text:style-name="P3"><text:s text:c="4"/>findAndRename("$p_3$", oDialogBDKG02.Model.getByName("NumericField3").Value)</text:p>
      <text:p text:style-name="P3"><text:s text:c="4"/>findAndRename("$p_4$", oDialogBDKG02.Model.getByName("NumericField4").Value)</text:p>
      <text:p text:style-name="P3"><text:s text:c="4"/>findAndRename("$p_5$", oDialogBDKG02.Model.getByName("NumericField5").Value)</text:p>
      <text:p text:style-name="P3"><text:s text:c="4"/>findAndRename("$p_6$", oDialogBDKG02.Model.getByName("NumericField6").Value)</text:p>
      <text:p text:style-name="P3"><text:s text:c="4"/>findAndRename("$p_7$", oDialogBDKG02.Model.getByName("NumericField7").Value)</text:p>
      <text:p text:style-name="P3"><text:s text:c="4"/>findAndRename("$p_8$", oDialogBDKG02.Model.getByName("NumericField8").Value)</text:p>
      <text:p text:style-name="P3"><text:s text:c="4"/></text:p>
      <text:p text:style-name="P3"><text:s text:c="4"/>findAndRename("$date$", getDate(oDateFieldModel))</text:p>
      <text:p text:style-name="P3">end sub</text:p>
      <text:p text:style-name="P3">'---------------------------------------------------</text:p>
      <text:p text:style-name="P3">'Объединить методы, различаются только адресом</text:p>
      <text:p text:style-name="P3">sub makeSertENG</text:p>
      <text:p text:style-name="P3"/>
      <text:p text:style-name="P3"><text:tab/>getAllText_bdkg02()</text:p>
      <text:p text:style-name="P3"><text:s text:c="4"/>MyFormat = "0.00"</text:p>
      <text:p text:style-name="P3"><text:s text:c="4"/>OpenTemplate(sertPath &amp; "template_bdkg02_ser_ENG.odt")</text:p>
      <text:p text:style-name="P3"><text:tab/>findAndRename("$bd_num$", oDialogBDKG02.Model.getByName("TextField1").Text)</text:p>
      <text:p text:style-name="P3"><text:tab/>findAndRename("$activity$", Format(oDialogBDKG02.Model.getByName("NumericField12").Value, MyFormat)</text:p>
      <text:p text:style-name="P3"><text:soft-page-break/><text:tab/>findAndRename("$source$", oDialogBDKG02.Model.getByName("ComboBox1").Text)</text:p>
      <text:p text:style-name="P3"><text:tab/>findAndRename("$grad$", oDialogBDKG02.Model.getByName("NumericField10").Value)</text:p>
      <text:p text:style-name="P3"><text:tab/></text:p>
      <text:p text:style-name="P3"><text:tab/>findAndRename("$p_1$", oDialogBDKG02.Model.getByName("NumericField1").Value)</text:p>
      <text:p text:style-name="P3"><text:s text:c="4"/>findAndRename("$p_2$", oDialogBDKG02.Model.getByName("NumericField2").Value)</text:p>
      <text:p text:style-name="P3"><text:s text:c="4"/>findAndRename("$p_3$", oDialogBDKG02.Model.getByName("NumericField3").Value)</text:p>
      <text:p text:style-name="P3"><text:s text:c="4"/>findAndRename("$p_4$", oDialogBDKG02.Model.getByName("NumericField4").Value)</text:p>
      <text:p text:style-name="P3"><text:s text:c="4"/>findAndRename("$p_5$", oDialogBDKG02.Model.getByName("NumericField5").Value)</text:p>
      <text:p text:style-name="P3"><text:s text:c="4"/>findAndRename("$p_6$", oDialogBDKG02.Model.getByName("NumericField6").Value)</text:p>
      <text:p text:style-name="P3"><text:s text:c="4"/>findAndRename("$p_7$", oDialogBDKG02.Model.getByName("NumericField7").Value)</text:p>
      <text:p text:style-name="P3"><text:s text:c="4"/>findAndRename("$p_8$", oDialogBDKG02.Model.getByName("NumericField8").Value)</text:p>
      <text:p text:style-name="P3"><text:s text:c="4"/></text:p>
      <text:p text:style-name="P3"><text:s text:c="4"/>findAndRename("$date$", getDate(oDateFieldModel))</text:p>
      <text:p text:style-name="P3">end sub</text:p>
      <text:p text:style-name="P3">'------------------------------------------------------------------</text:p>
      <text:p text:style-name="P3">rem Возможно есть смысл сделать через Format, чтобы было "7,0", а не "7"</text:p>
      <text:p text:style-name="P3">function myRoundOne(num as Double)</text:p>
      <text:p text:style-name="P3"><text:tab/>dim int_num as long</text:p>
      <text:p text:style-name="P3"><text:tab/>int_num = num*10</text:p>
      <text:p text:style-name="P3"><text:tab/>myRoundOne = int_num*0.1</text:p>
      <text:p text:style-name="P3">end function</text:p>
      <text:p text:style-name="P3">'------------------------------------------------------------------</text:p>
      <text:p text:style-name="P3">function exponentialView(num as double)</text:p>
      <text:p text:style-name="P3"><text:tab/>MyFormat = "0.00"</text:p>
      <text:p text:style-name="P3"><text:tab/>if num&lt;100 then</text:p>
      <text:p text:style-name="P3"><text:tab/><text:tab/>exponentialView = Format(num/10, MyFormat) &amp; "E+01"</text:p>
      <text:p text:style-name="P3"><text:tab/>elseif<text:tab/>num&lt;1000 then</text:p>
      <text:p text:style-name="P3"><text:tab/><text:tab/>exponentialView = Format(num/100, MyFormat) &amp; "E+02"</text:p>
      <text:p text:style-name="P3"><text:tab/>elseif<text:tab/>num&lt;10000 then</text:p>
      <text:p text:style-name="P3"><text:tab/><text:tab/>exponentialView =Format(num/1000, MyFormat) &amp; "E+03"</text:p>
      <text:p text:style-name="P3"><text:tab/>elseif<text:tab/>num&lt;100000 then</text:p>
      <text:p text:style-name="P3"><text:tab/><text:tab/>exponentialView = Format(num/10000, MyFormat) &amp; "E+04"</text:p>
      <text:p text:style-name="P3"><text:tab/>elseif<text:tab/>num&lt;1000000 then</text:p>
      <text:p text:style-name="P3"><text:tab/><text:tab/>exponentialView = Format(num/100000, MyFormat) &amp; "E+05"</text:p>
      <text:p text:style-name="P3"><text:tab/>elseif<text:tab/>num&lt;10000000 then</text:p>
      <text:p text:style-name="P3"><text:tab/><text:tab/>exponentialView = Format(num/1000000, MyFormat) &amp; "E+06"</text:p>
      <text:p text:style-name="P3"><text:tab/>elseif<text:tab/>num&lt;100000000 then</text:p>
      <text:p text:style-name="P3"><text:tab/><text:tab/>exponentialView = Format(num/10000000, MyFormat) &amp; "E+07"</text:p>
      <text:p text:style-name="P3"><text:tab/>elseif<text:tab/>num&lt;1000000000 then</text:p>
      <text:p text:style-name="P3"><text:tab/><text:tab/>exponentialView = Format(num/100000000, MyFormat) &amp; "E+08"</text:p>
      <text:p text:style-name="P3"><text:tab/>elseif<text:tab/>num&lt;10000000000 then</text:p>
      <text:p text:style-name="P3"><text:tab/><text:tab/>exponentialView = Format(num/1000000000, MyFormat) &amp; "E+09"</text:p>
      <text:p text:style-name="P3"><text:tab/>end if</text:p>
      <text:p text:style-name="P3">end function</text:p>
      <text:p text:style-name="P3">'-----------------------------------------------------------</text:p>
      <text:p text:style-name="P3"/>
      <text:p text:style-name="P2">M_G23*********************************************************</text:p>
      <text:p text:style-name="P3"/>
      <text:p text:style-name="P3">REM <text:s/>***** <text:s/>BASIC <text:s/>*****</text:p>
      <text:p text:style-name="P3"/>
      <text:p text:style-name="P3">REM !!!!! СДЕЛАТЬ ТОЛЬКО С ОДНИМ NUMFIELD, КАК МУЛЬТИПЛЕКСОР, см. М1121 !!!!!!</text:p>
      <text:p text:style-name="P3"/>
      <text:p text:style-name="P3">dim oDialogG23 as object</text:p>
      <text:p text:style-name="P3">dim gstop as boolean </text:p>
      <text:p text:style-name="P3">dim RangeData as object</text:p>
      <text:p text:style-name="P3">dim NumField1, NumField2, NumField3, NumField4, NumField5, NumField6, NumField7, NumField8, NumField9, NumField10, _</text:p>
      <text:p text:style-name="P3"><text:tab/>NumField11, NumField12, NumField13, NumField14, NumField15, NumField16, NumField17, NumField18, NumField19, NumField20, _</text:p>
      <text:p text:style-name="P3"><text:tab/>NumField21, NumField22, NumField23, NumField24, NumField25, NumField26, NumField27, NumField28, NumField29, NumField30, _</text:p>
      <text:p text:style-name="P3"><text:tab/>NumField31, NumField32, NumField33, NumField34, NumField35, NumField36, NumField37, NumField38, NumField39, NumField40, _</text:p>
      <text:p text:style-name="P3"><text:tab/>NumField41, NumField42, NumField43, NumField44, NumField45 as object</text:p>
      <text:p text:style-name="P3">dim array_of_fields as variant</text:p>
      <text:p text:style-name="P3">dim array_sert as variant</text:p>
      <text:p text:style-name="P3">dim oOptionButton as object</text:p>
      <text:p text:style-name="P3">dim oOptionButton2 as object</text:p>
      <text:p text:style-name="P3"/>
      <text:p text:style-name="P3">Sub g23_Dialog_Show</text:p>
      <text:p text:style-name="P3"><text:soft-page-break/><text:tab/>DialogLibraries.LoadLibrary( "AtomtexLibrary" )</text:p>
      <text:p text:style-name="P3"><text:tab/>oDialogG23 = CreateUnoDialog( DialogLibraries.AtomtexLibrary.D_G23 )</text:p>
      <text:p text:style-name="P3"><text:tab/>NumField1 = oDialogG23.Model.getByName("NumericField1")</text:p>
      <text:p text:style-name="P3"><text:tab/>NumField2 = oDialogG23.Model.getByName("NumericField2")</text:p>
      <text:p text:style-name="P3"><text:tab/>NumField3 = oDialogG23.Model.getByName("NumericField3")</text:p>
      <text:p text:style-name="P3"><text:tab/>NumField4 = oDialogG23.Model.getByName("NumericField4")</text:p>
      <text:p text:style-name="P3"><text:tab/>NumField5 = oDialogG23.Model.getByName("NumericField5")</text:p>
      <text:p text:style-name="P3"><text:tab/>NumField6 = oDialogG23.Model.getByName("NumericField6")</text:p>
      <text:p text:style-name="P3"><text:tab/>NumField7 = oDialogG23.Model.getByName("NumericField7")</text:p>
      <text:p text:style-name="P3"><text:tab/>NumField8 = oDialogG23.Model.getByName("NumericField8")</text:p>
      <text:p text:style-name="P3"><text:tab/>NumField9 = oDialogG23.Model.getByName("NumericField9")</text:p>
      <text:p text:style-name="P3"><text:tab/>NumField10 = oDialogG23.Model.getByName("NumericField10")</text:p>
      <text:p text:style-name="P3"><text:tab/>NumField11 = oDialogG23.Model.getByName("NumericField11")</text:p>
      <text:p text:style-name="P3"><text:tab/>NumField12 = oDialogG23.Model.getByName("NumericField12")</text:p>
      <text:p text:style-name="P3"><text:tab/>NumField13 = oDialogG23.Model.getByName("NumericField13")</text:p>
      <text:p text:style-name="P3"><text:tab/>NumField14 = oDialogG23.Model.getByName("NumericField14")</text:p>
      <text:p text:style-name="P3"><text:tab/>NumField15 = oDialogG23.Model.getByName("NumericField15")</text:p>
      <text:p text:style-name="P3"><text:tab/>NumField16 = oDialogG23.Model.getByName("NumericField16")</text:p>
      <text:p text:style-name="P3"><text:tab/>NumField17 = oDialogG23.Model.getByName("NumericField17")</text:p>
      <text:p text:style-name="P3"><text:tab/>NumField18 = oDialogG23.Model.getByName("NumericField18")</text:p>
      <text:p text:style-name="P3"><text:tab/>NumField19 = oDialogG23.Model.getByName("NumericField19")</text:p>
      <text:p text:style-name="P3"><text:tab/>NumField20 = oDialogG23.Model.getByName("NumericField20")</text:p>
      <text:p text:style-name="P3"><text:tab/>NumField21 = oDialogG23.Model.getByName("NumericField21")</text:p>
      <text:p text:style-name="P3"><text:tab/>NumField22 = oDialogG23.Model.getByName("NumericField22")</text:p>
      <text:p text:style-name="P3"><text:tab/>NumField23 = oDialogG23.Model.getByName("NumericField23")</text:p>
      <text:p text:style-name="P3"><text:tab/>NumField24 = oDialogG23.Model.getByName("NumericField24")</text:p>
      <text:p text:style-name="P3"><text:tab/>NumField25 = oDialogG23.Model.getByName("NumericField25")</text:p>
      <text:p text:style-name="P3"><text:tab/>NumField26 = oDialogG23.Model.getByName("NumericField26")</text:p>
      <text:p text:style-name="P3"><text:tab/>NumField27 = oDialogG23.Model.getByName("NumericField27")</text:p>
      <text:p text:style-name="P3"><text:tab/>NumField28 = oDialogG23.Model.getByName("NumericField28")</text:p>
      <text:p text:style-name="P3"><text:tab/>NumField29 = oDialogG23.Model.getByName("NumericField29")</text:p>
      <text:p text:style-name="P3"><text:tab/>NumField30 = oDialogG23.Model.getByName("NumericField30")</text:p>
      <text:p text:style-name="P3"><text:tab/>NumField31 = oDialogG23.Model.getByName("NumericField31")</text:p>
      <text:p text:style-name="P3"><text:tab/>NumField32 = oDialogG23.Model.getByName("NumericField32")</text:p>
      <text:p text:style-name="P3"><text:tab/>NumField33 = oDialogG23.Model.getByName("NumericField33")</text:p>
      <text:p text:style-name="P3"><text:tab/>NumField34 = oDialogG23.Model.getByName("NumericField34")</text:p>
      <text:p text:style-name="P3"><text:tab/>NumField35 = oDialogG23.Model.getByName("NumericField35")</text:p>
      <text:p text:style-name="P3"><text:tab/>NumField36 = oDialogG23.Model.getByName("NumericField36")</text:p>
      <text:p text:style-name="P3"><text:tab/>NumField37 = oDialogG23.Model.getByName("NumericField37")</text:p>
      <text:p text:style-name="P3"><text:tab/>NumField38 = oDialogG23.Model.getByName("NumericField38")</text:p>
      <text:p text:style-name="P3"><text:tab/>NumField39 = oDialogG23.Model.getByName("NumericField39")</text:p>
      <text:p text:style-name="P3"><text:tab/>NumField40 = oDialogG23.Model.getByName("NumericField40")</text:p>
      <text:p text:style-name="P3"><text:tab/>NumField41 = oDialogG23.Model.getByName("NumericField41")</text:p>
      <text:p text:style-name="P3"><text:tab/>NumField42 = oDialogG23.Model.getByName("NumericField42")</text:p>
      <text:p text:style-name="P3"><text:tab/>NumField43 = oDialogG23.Model.getByName("NumericField43")</text:p>
      <text:p text:style-name="P3"><text:tab/>NumField44 = oDialogG23.Model.getByName("NumericField44")</text:p>
      <text:p text:style-name="P3"><text:tab/>NumField45 = oDialogG23.Model.getByName("NumericField45")</text:p>
      <text:p text:style-name="P3"><text:tab/></text:p>
      <text:p text:style-name="P3"><text:tab/>array_of_fields = Array(NumField1, NumField2, NumField3, NumField4, NumField5, NumField6, NumField7, NumField8, NumField9, _</text:p>
      <text:p text:style-name="P3"><text:tab/><text:tab/><text:tab/><text:tab/><text:tab/>NumField10, NumField11, NumField12, NumField13, NumField14, NumField15, NumField16, NumField17, NumField18, _</text:p>
      <text:p text:style-name="P3"><text:tab/><text:tab/><text:tab/><text:tab/><text:tab/>NumField19, NumField20, NumField21, NumField22, NumField23, NumField24, NumField25, NumField26, NumField27, _</text:p>
      <text:p text:style-name="P3"><text:tab/><text:tab/><text:tab/><text:tab/><text:tab/>NumField28, NumField29, NumField30, NumField31, NumField32, NumField33, NumField34, NumField35, NumField36, _</text:p>
      <text:p text:style-name="P3"><text:tab/><text:tab/><text:tab/><text:tab/><text:tab/>NumField37, NumField38, NumField39, NumField40, NumField41, NumField42, NumField43, NumField44, NumField45)</text:p>
      <text:p text:style-name="P3"><text:tab/></text:p>
      <text:p text:style-name="P3"><text:tab/>array_sert = Array("$bd1_num$", "$k1_1$", "$k1_2$", "$k1_3$", "$k1_4$", "$k1_5$", "$k1_6$", "$k1_7$", "$k1_8$", _</text:p>
      <text:p text:style-name="P3"><text:tab/><text:tab/><text:tab/><text:tab/><text:tab/> <text:s text:c="2"/>"$bd2_num$", "$k2_1$", "$k2_2$", "$k2_3$", "$k2_4$", "$k2_5$", "$k2_6$", "$k2_7$", "$k2_8$", _</text:p>
      <text:p text:style-name="P3"><text:tab/><text:tab/><text:tab/><text:tab/><text:tab/> <text:s text:c="2"/>"$bd3_num$", "$k3_1$", "$k3_2$", "$k3_3$", "$k3_4$", "$k3_5$", "$k3_6$", "$k3_7$", "$k3_8$", _</text:p>
      <text:p text:style-name="P3"><text:tab/><text:tab/><text:tab/><text:tab/><text:tab/> <text:s text:c="2"/>"$bd4_num$", "$k4_1$", "$k4_2$", "$k4_3$", "$k4_4$", "$k4_5$", "$k4_6$", "$k4_7$", "$k4_8$", _</text:p>
      <text:p text:style-name="P3"><text:tab/><text:tab/><text:tab/><text:tab/><text:tab/> <text:s text:c="2"/>"$bd5_num$", "$k5_1$", "$k5_2$", "$k5_3$", "$k5_4$", "$k5_5$", "$k5_6$", "$k5_7$", "$k5_8$")</text:p>
      <text:p text:style-name="P3"><text:tab/><text:tab/><text:tab/><text:tab/><text:tab/> <text:s text:c="2"/></text:p>
      <text:p text:style-name="P3"><text:tab/>oOptionButton = oDialogG23.Model.getByName("OptionButton1")</text:p>
      <text:p text:style-name="P3"><text:soft-page-break/><text:tab/>oOptionButton2 = oDialogG23.Model.getByName("OptionButton2")</text:p>
      <text:p text:style-name="P3"><text:tab/>oOptionButton.state = true</text:p>
      <text:p text:style-name="P3"><text:tab/>oDialogMain.endexecute() <text:s text:c="2"/></text:p>
      <text:p text:style-name="P3"><text:tab/></text:p>
      <text:p text:style-name="P3"><text:tab/>oDialogG23.visible = true</text:p>
      <text:p text:style-name="P3"><text:s text:c="2"/><text:tab/>do until gstop <text:s text:c="6"/></text:p>
      <text:p text:style-name="P3"><text:s text:c="8"/>wait (1000)</text:p>
      <text:p text:style-name="P3"><text:s/><text:tab/>loop</text:p>
      <text:p text:style-name="P3"><text:tab/>oDialogG23.visible = false</text:p>
      <text:p text:style-name="P3">End Sub</text:p>
      <text:p text:style-name="P3"/>
      <text:p text:style-name="P3">sub closedialogG23</text:p>
      <text:p text:style-name="P3"><text:tab/>gstop = true</text:p>
      <text:p text:style-name="P3">end sub</text:p>
      <text:p text:style-name="P3"/>
      <text:p text:style-name="P3">sub getSingleColumn(num as integer, col as integer)</text:p>
      <text:p text:style-name="P3"><text:tab/>dim i as integer</text:p>
      <text:p text:style-name="P3"><text:tab/>RangeData = FillArrayFromSelection()</text:p>
      <text:p text:style-name="P3"><text:s text:c="4"/>for i=0 to 8</text:p>
      <text:p text:style-name="P3"><text:s text:c="3"/><text:tab/><text:tab/>array_of_fields(i+num).value = RangeData(i, col)</text:p>
      <text:p text:style-name="P3"><text:s text:c="4"/>next i</text:p>
      <text:p text:style-name="P3">end sub</text:p>
      <text:p text:style-name="P3"/>
      <text:p text:style-name="P3">sub setBG_byRND</text:p>
      <text:p text:style-name="P3"><text:tab/>dim i as integer</text:p>
      <text:p text:style-name="P3"><text:tab/>for i=1 to 44 step 9</text:p>
      <text:p text:style-name="P3"><text:tab/><text:tab/>array_of_fields(i).value = 0.68 + rnd()*0.04</text:p>
      <text:p text:style-name="P3"><text:tab/><text:tab/>array_of_fields(i+1).value = 6.8 + rnd()*0.4</text:p>
      <text:p text:style-name="P3"><text:tab/>next i<text:tab/></text:p>
      <text:p text:style-name="P3">end sub</text:p>
      <text:p text:style-name="P3"/>
      <text:p text:style-name="P3">function random7()</text:p>
      <text:p text:style-name="P3"><text:s text:c="4"/>MyFormat = "0.000" 'Format(activity, MyFormat)<text:tab/></text:p>
      <text:p text:style-name="P3"><text:tab/>random7 = 12.89509'Format((6.8 + rnd()*0.4), MyFormat)</text:p>
      <text:p text:style-name="P3">end function</text:p>
      <text:p text:style-name="P3"/>
      <text:p text:style-name="P3">function random07()</text:p>
      <text:p text:style-name="P3"><text:tab/>random07 = 0.68 + rnd()*0.04</text:p>
      <text:p text:style-name="P3">end function</text:p>
      <text:p text:style-name="P3"/>
      <text:p text:style-name="P3">sub getSingleColumn_1</text:p>
      <text:p text:style-name="P3"><text:tab/>getSingleColumn(0, 0)</text:p>
      <text:p text:style-name="P3">end sub</text:p>
      <text:p text:style-name="P3">sub getSingleColumn_2</text:p>
      <text:p text:style-name="P3"><text:tab/>getSingleColumn(9, 0)</text:p>
      <text:p text:style-name="P3">end sub</text:p>
      <text:p text:style-name="P3">sub getSingleColumn_3</text:p>
      <text:p text:style-name="P3"><text:tab/>getSingleColumn(18, 0)</text:p>
      <text:p text:style-name="P3">end sub</text:p>
      <text:p text:style-name="P3">sub getSingleColumn_4</text:p>
      <text:p text:style-name="P3"><text:tab/>getSingleColumn(27, 0)</text:p>
      <text:p text:style-name="P3">end sub</text:p>
      <text:p text:style-name="P3">sub getSingleColumn_5</text:p>
      <text:p text:style-name="P3"><text:tab/>getSingleColumn(36, 0)</text:p>
      <text:p text:style-name="P3">end sub</text:p>
      <text:p text:style-name="P3">sub getAllColumns</text:p>
      <text:p text:style-name="P3"><text:tab/>getSingleColumn(0, 0)</text:p>
      <text:p text:style-name="P3"><text:tab/>getSingleColumn(9, 1)</text:p>
      <text:p text:style-name="P3"><text:tab/>getSingleColumn(18, 2)</text:p>
      <text:p text:style-name="P3"><text:tab/>getSingleColumn(27, 3)</text:p>
      <text:p text:style-name="P3"><text:tab/>getSingleColumn(36, 4)</text:p>
      <text:p text:style-name="P3">end sub</text:p>
      <text:p text:style-name="P3"/>
      <text:p text:style-name="P3">sub makeProt22Rus</text:p>
      <text:p text:style-name="P3"><text:s text:c="4"/>OpenTemplate(sertPath &amp; "template_bdkg22_pov.odt")</text:p>
      <text:p text:style-name="P3"><text:tab/>dim i as integer</text:p>
      <text:p text:style-name="P3"><text:tab/>for i = 0 to 44</text:p>
      <text:p text:style-name="P3"><text:tab/><text:tab/>findAndRename(array_sert(i), array_of_fields(i).value)<text:tab/></text:p>
      <text:p text:style-name="P3"><text:tab/>next i </text:p>
      <text:p text:style-name="P3"><text:tab/></text:p>
      <text:p text:style-name="P3"><text:soft-page-break/><text:tab/>If oOptionButton.State Then</text:p>
      <text:p text:style-name="P3"><text:s text:c="4"/><text:tab/>findAndRename("$type$", "22")</text:p>
      <text:p text:style-name="P3"><text:s text:c="4"/><text:tab/>findAndRename("$unit$", "Зв")</text:p>
      <text:p text:style-name="P3"><text:s text:c="4"/><text:tab/>findAndRename("$max$", "10")</text:p>
      <text:p text:style-name="P3"><text:tab/>Else</text:p>
      <text:p text:style-name="P3"><text:s text:c="4"/><text:tab/>If oOptionButton2.State Then</text:p>
      <text:p text:style-name="P3"><text:s text:c="4"/><text:tab/><text:tab/>findAndRename("$type$", "23")</text:p>
      <text:p text:style-name="P3"><text:s text:c="4"/><text:tab/><text:tab/>findAndRename("$unit$", "Гр")</text:p>
      <text:p text:style-name="P3"><text:s text:c="4"/><text:tab/><text:tab/>findAndRename("$max$", "100")</text:p>
      <text:p text:style-name="P3"><text:tab/><text:tab/>Else</text:p>
      <text:p text:style-name="P3"><text:s text:c="4"/><text:tab/><text:tab/>findAndRename("$type$", "23/1")</text:p>
      <text:p text:style-name="P3"><text:s text:c="4"/><text:tab/><text:tab/>findAndRename("$unit$", "Зв")</text:p>
      <text:p text:style-name="P3"><text:s text:c="4"/><text:tab/><text:tab/>findAndRename("$max$", "100")</text:p>
      <text:p text:style-name="P3"><text:tab/><text:tab/>End If</text:p>
      <text:p text:style-name="P3"><text:tab/>End If<text:tab/></text:p>
      <text:p text:style-name="P3">end sub</text:p>
      <text:p text:style-name="P3"/>
      <text:p text:style-name="P2">M_G23N********************************************************</text:p>
      <text:p text:style-name="P3"/>
      <text:p text:style-name="P3">REM <text:s/>***** <text:s/>BASIC <text:s/>*****</text:p>
      <text:p text:style-name="P3"/>
      <text:p text:style-name="P3">REM <text:s/>****** МОЖНО ИСПОЛЬЗОВАТЬ КАК ШАБЛОН *************</text:p>
      <text:p text:style-name="P3"/>
      <text:p text:style-name="P3">rem**************************************************************************************</text:p>
      <text:p text:style-name="P3">rem<text:tab/>**<text:tab/><text:tab/><text:tab/><text:tab/><text:tab/><text:tab/>Основные концепции</text:p>
      <text:p text:style-name="P3">rem<text:tab/>**<text:tab/>1.Все NumFields номеруются с 0 (с 00 если несколько столбцов с numFields, каждый столбец нумеруется с 0). </text:p>
      <text:p text:style-name="P3">rem **<text:tab/>Так перебор по полям будет производиться через For (для нескольких столбцов -- через два вложенных друг в друга For)</text:p>
      <text:p text:style-name="P3">rem **<text:tab/>2.Контрольные точки собираются в отдельный массив и служат <text:s/></text:p>
      <text:p text:style-name="P3"/>
      <text:p text:style-name="P3">rem**************************************************************************************</text:p>
      <text:p text:style-name="P3"/>
      <text:p text:style-name="P3"/>
      <text:p text:style-name="P3">rem=======================================================================================</text:p>
      <text:p text:style-name="P3">dim oDialogG23 as object</text:p>
      <text:p text:style-name="P3">dim oDateFieldModel as object</text:p>
      <text:p text:style-name="P3">dim RangeData</text:p>
      <text:p text:style-name="P3">dim gstop as boolean </text:p>
      <text:p text:style-name="P3">dim array_of_vars(2, 8) as double</text:p>
      <text:p text:style-name="P3">dim array_of_pogresh(2, 8) as double</text:p>
      <text:p text:style-name="P3">dim array_of_control_point(8) as double</text:p>
      <text:p text:style-name="P3">dim oOptionButton as object</text:p>
      <text:p text:style-name="P3">dim oOptionButton2 as object</text:p>
      <text:p text:style-name="P3">rem=======================================================================================</text:p>
      <text:p text:style-name="P3">Sub G23_Dialog_Show</text:p>
      <text:p text:style-name="P3"><text:tab/>DialogLibraries.LoadLibrary( "AtomtexLibrary" )</text:p>
      <text:p text:style-name="P3"><text:tab/>oDialogG23 = CreateUnoDialog( DialogLibraries.AtomtexLibrary.D_G23N )</text:p>
      <text:p text:style-name="P3"><text:tab/>oDateFieldModel = oDialogG23.Model.getByName("DateField1")</text:p>
      <text:p text:style-name="P3"><text:tab/>oDialogG23.Model.getByName("ImageControl1").ImageURL = sertPath &amp; "g23.png"</text:p>
      <text:p text:style-name="P3"><text:tab/>oDateFieldModel.dateformat = 7 'в виде dd.mm.yyyy</text:p>
      <text:p text:style-name="P3"><text:tab/>oDateFieldModel.Date = cDateToIso(Now)</text:p>
      <text:p text:style-name="P3"><text:tab/>oDialogMain.endexecute() <text:s/></text:p>
      <text:p text:style-name="P3"><text:tab/></text:p>
      <text:p text:style-name="P3"><text:tab/> array_of_control_point(0) = 0.7</text:p>
      <text:p text:style-name="P3"><text:s/><text:tab/> array_of_control_point(1) = 7</text:p>
      <text:p text:style-name="P3"><text:s/><text:tab/> array_of_control_point(2) = 70</text:p>
      <text:p text:style-name="P3"><text:s/><text:tab/> array_of_control_point(3) = 0.7</text:p>
      <text:p text:style-name="P3"><text:s/><text:tab/> array_of_control_point(4) = 7</text:p>
      <text:p text:style-name="P3"><text:s/><text:tab/> array_of_control_point(5) = 70</text:p>
      <text:p text:style-name="P3"><text:s/><text:tab/> array_of_control_point(6) = 0.7</text:p>
      <text:p text:style-name="P3"><text:s/><text:tab/> array_of_control_point(7) = 7</text:p>
      <text:p text:style-name="P3"><text:s/><text:tab/> array_of_control_point(8) = 40</text:p>
      <text:p text:style-name="P3"/>
      <text:p text:style-name="P3"><text:tab/>dim i,j as integer</text:p>
      <text:p text:style-name="P3"><text:tab/>for i=0 to 2</text:p>
      <text:p text:style-name="P3"><text:tab/><text:tab/>for j=0 to 7</text:p>
      <text:p text:style-name="P3"><text:tab/><text:tab/><text:tab/>oDialogG23.Model.getByName("NumericField" + i + j).valueStep = array_of_control_point(j)/70</text:p>
      <text:p text:style-name="P3"><text:tab/><text:tab/><text:tab/>oDialogG23.Model.getByName("NumericField" + i + j).value = array_of_control_point(j)</text:p>
      <text:p text:style-name="P3"><text:soft-page-break/><text:tab/><text:tab/>next j</text:p>
      <text:p text:style-name="P3"><text:tab/><text:tab/>oDialogG23.Model.getByName("NumericField" + i + 8).valueStep = array_of_control_point(j)/40</text:p>
      <text:p text:style-name="P3"><text:tab/><text:tab/>oDialogG23.Model.getByName("NumericField" + i + 8).value = array_of_control_point(j)</text:p>
      <text:p text:style-name="P3"><text:tab/>next i</text:p>
      <text:p text:style-name="P3"><text:tab/>oDialogG23.Model.getByName("NumericField000").value = 101</text:p>
      <text:p text:style-name="P3"><text:tab/>oDialogG23.Model.getByName("NumericField001").value = 102</text:p>
      <text:p text:style-name="P3"><text:tab/>oDialogG23.Model.getByName("NumericField002").value = 103</text:p>
      <text:p text:style-name="P3"><text:tab/></text:p>
      <text:p text:style-name="P3"><text:tab/>oDialogG23.Model.getByName("NumericField1").value = (97 + rnd()*6)\1</text:p>
      <text:p text:style-name="P3"><text:tab/></text:p>
      <text:p text:style-name="P3"><text:tab/>oOptionButton = oDialogG23.Model.getByName("OptionButton1")</text:p>
      <text:p text:style-name="P3"><text:tab/>oOptionButton2 = oDialogG23.Model.getByName("OptionButton2")</text:p>
      <text:p text:style-name="P3"><text:tab/>oOptionButton.state = true</text:p>
      <text:p text:style-name="P3"><text:tab/></text:p>
      <text:p text:style-name="P3"><text:tab/>oDialogG23.visible = true</text:p>
      <text:p text:style-name="P3"><text:s text:c="2"/><text:tab/>do until gstop <text:s text:c="6"/></text:p>
      <text:p text:style-name="P3"><text:s text:c="8"/>wait (1000)</text:p>
      <text:p text:style-name="P3"><text:s/><text:tab/>loop</text:p>
      <text:p text:style-name="P3"><text:tab/>oDialogG23.visible = false</text:p>
      <text:p text:style-name="P3">End Sub</text:p>
      <text:p text:style-name="P3">rem=======================================================================================</text:p>
      <text:p text:style-name="P3">sub closedialog</text:p>
      <text:p text:style-name="P3"><text:tab/>gstop = true</text:p>
      <text:p text:style-name="P3">end sub</text:p>
      <text:p text:style-name="P3">rem=======================================================================================</text:p>
      <text:p text:style-name="P3">sub getSingleColumn_1</text:p>
      <text:p text:style-name="P3"><text:tab/>getSingleColumn(0)</text:p>
      <text:p text:style-name="P3">end sub</text:p>
      <text:p text:style-name="P3">rem=======================================================================================</text:p>
      <text:p text:style-name="P3">sub getSingleColumn_2</text:p>
      <text:p text:style-name="P3"><text:tab/>getSingleColumn(1)</text:p>
      <text:p text:style-name="P3">end sub</text:p>
      <text:p text:style-name="P3">rem=======================================================================================</text:p>
      <text:p text:style-name="P3">sub getSingleColumn_3</text:p>
      <text:p text:style-name="P3"><text:tab/>getSingleColumn(2)</text:p>
      <text:p text:style-name="P3">end sub</text:p>
      <text:p text:style-name="P3">rem=======================================================================================</text:p>
      <text:p text:style-name="P3">sub getSingleColumn(column_num as integer)</text:p>
      <text:p text:style-name="P3"><text:tab/>RangeData = FillArrayFromSelection()</text:p>
      <text:p text:style-name="P3"><text:s text:c="3"/><text:tab/>dim i as integer</text:p>
      <text:p text:style-name="P3"><text:s text:c="3"/><text:tab/>for i=0 to 8</text:p>
      <text:p text:style-name="P3"><text:s text:c="3"/><text:tab/><text:tab/>oDialogG23.Model.getByName("NumericField"+column_num+i).value = RangeData(i+1, 0)</text:p>
      <text:p text:style-name="P3"><text:s text:c="3"/><text:tab/>next i<text:tab/></text:p>
      <text:p text:style-name="P3"><text:tab/>oDialogG23.Model.getByName("NumericField00"+column_num).value = RangeData(0, 0)</text:p>
      <text:p text:style-name="P3">end sub</text:p>
      <text:p text:style-name="P3">rem=======================================================================================</text:p>
      <text:p text:style-name="P3">function pogreshnost(num as double, contr_point as double)</text:p>
      <text:p text:style-name="P3"><text:tab/>pogreshnost = ((num - contr_point) / contr_point) * 100</text:p>
      <text:p text:style-name="P3">end function</text:p>
      <text:p text:style-name="P3">rem=======================================================================================</text:p>
      <text:p text:style-name="P3">function dov_granica(pogr as double)</text:p>
      <text:p text:style-name="P3"><text:tab/>dov_granica = 1.1 * sqr(16 + pogr*pogr + 0.36)</text:p>
      <text:p text:style-name="P3">end function<text:tab/></text:p>
      <text:p text:style-name="P3">rem=======================================================================================</text:p>
      <text:p text:style-name="P3">sub getVarsFromFields rem Вообще можно было бы обойтись без массивов, работая напрямую с NumFields, но так удобнее читать код, так он понятнее</text:p>
      <text:p text:style-name="P3"><text:tab/>dim i as integer</text:p>
      <text:p text:style-name="P3"><text:s text:c="3"/><text:tab/>for i=0 to 2</text:p>
      <text:p text:style-name="P3"><text:s text:c="3"/><text:tab/><text:tab/>for j=0 to 8</text:p>
      <text:p text:style-name="P3"><text:s text:c="3"/><text:tab/><text:tab/><text:tab/>array_of_vars(i,j) = oDialogG23.Model.getByName("NumericField"+i+j).value</text:p>
      <text:p text:style-name="P3"><text:s text:c="3"/><text:tab/><text:tab/>next j<text:tab/></text:p>
      <text:p text:style-name="P3"><text:s text:c="3"/><text:tab/>next i</text:p>
      <text:p text:style-name="P3">end sub</text:p>
      <text:p text:style-name="P3">rem=======================================================================================</text:p>
      <text:p text:style-name="P3">sub setBG_byRND</text:p>
      <text:p text:style-name="P3"><text:tab/>oDialogG23.Model.getByName("NumericField1").value = (97 + rnd()*6)\1 rem использую целочисленное деление для перевода вещественного числа в целое, просто отбрасывая дробную часть<text:tab/></text:p>
      <text:p text:style-name="P3">end sub</text:p>
      <text:p text:style-name="P3">rem=======================================================================================</text:p>
      <text:p text:style-name="P3">sub setPoints_byRND</text:p>
      <text:p text:style-name="P3"><text:soft-page-break/><text:tab/>for j=0 to 2</text:p>
      <text:p text:style-name="P3"><text:tab/><text:tab/><text:tab/>oDialogG23.Model.getByName("NumericField" + j + 0).value = 0.68 + rnd()*0.04</text:p>
      <text:p text:style-name="P3"><text:tab/><text:tab/><text:tab/>oDialogG23.Model.getByName("NumericField" + j + 1).value = ((68 + rnd()*4)\1)/10</text:p>
      <text:p text:style-name="P3"><text:tab/>next j</text:p>
      <text:p text:style-name="P3">end sub</text:p>
      <text:p text:style-name="P3">rem=======================================================================================</text:p>
      <text:p text:style-name="P3">sub makeProtRus</text:p>
      <text:p text:style-name="P3"><text:tab/>makeDoc("template_bdkg23_pov.odt")</text:p>
      <text:p text:style-name="P3">end sub</text:p>
      <text:p text:style-name="P3">rem=======================================================================================</text:p>
      <text:p text:style-name="P3">sub makeSertRus</text:p>
      <text:p text:style-name="P3"><text:tab/>makeDoc("template_bdkg23_sert.odt")</text:p>
      <text:p text:style-name="P3">end sub</text:p>
      <text:p text:style-name="P3">rem=======================================================================================</text:p>
      <text:p text:style-name="P3">sub makeDoc(path as String)</text:p>
      <text:p text:style-name="P3"><text:tab/>MyFormat = "0.00"</text:p>
      <text:p text:style-name="P3"><text:tab/>background = oDialogG23.Model.getByName("NumericField1").value / 1000</text:p>
      <text:p text:style-name="P3"><text:tab/>rem print background</text:p>
      <text:p text:style-name="P3"><text:tab/>getVarsFromFields</text:p>
      <text:p text:style-name="P3"><text:s text:c="4"/>OpenTemplate(sertPath &amp; path)</text:p>
      <text:p text:style-name="P3"><text:tab/>dim i as integer</text:p>
      <text:p text:style-name="P3"><text:tab/>dim j as integer</text:p>
      <text:p text:style-name="P3"><text:tab/>for i=0 to 2</text:p>
      <text:p text:style-name="P3"><text:tab/><text:tab/>rem добавление значения фона к первым трем точкам:</text:p>
      <text:p text:style-name="P3"><text:tab/><text:tab/>findAndRename("$k"+i+0+"$", Format(array_of_vars(i,0) + background, MyFormat)</text:p>
      <text:p text:style-name="P3"><text:tab/><text:tab/>rem<text:tab/>print (array_of_vars(1,0) + background)</text:p>
      <text:p text:style-name="P3"><text:tab/><text:tab/>findAndRename("$k"+i+1+"$", Format(array_of_vars(i,1) + background, MyFormat)</text:p>
      <text:p text:style-name="P3"><text:tab/><text:tab/>findAndRename("$k"+i+2+"$", Format(array_of_vars(i,2) + background, MyFormat)</text:p>
      <text:p text:style-name="P3"><text:tab/><text:tab/>rem если бдкг-23 или 23/1, то добавляем ещё точку, если бдкг-22 -- ставим тире</text:p>
      <text:p text:style-name="P3"><text:tab/><text:tab/>if oOptionButton.State=false Then</text:p>
      <text:p text:style-name="P3"><text:tab/><text:tab/><text:tab/>findAndRename("$k"+i+8+"$", Format(array_of_vars(i,8), MyFormat)</text:p>
      <text:p text:style-name="P3"><text:tab/><text:tab/><text:tab/>else</text:p>
      <text:p text:style-name="P3"><text:tab/><text:tab/><text:tab/>findAndRename("$k"+i+8+"$", "–")</text:p>
      <text:p text:style-name="P3"><text:tab/><text:tab/><text:tab/>findAndRename("$L"+i+8+"$", "–")</text:p>
      <text:p text:style-name="P3"><text:tab/><text:tab/><text:tab/>findAndRename("$m"+i+8+"$", "–")</text:p>
      <text:p text:style-name="P3"><text:tab/><text:tab/>end if</text:p>
      <text:p text:style-name="P3"><text:tab/><text:tab/>rem for считает для всех точек, включая 40 Зв. если будет бдкг-22, то полей $k8$ $L8$ $m8$ </text:p>
      <text:p text:style-name="P3"><text:tab/><text:tab/>rem в таблице уже не будет -- там будут прочерки, поэтому нет смысла вставлять if <text:tab/></text:p>
      <text:p text:style-name="P3"><text:tab/><text:tab/></text:p>
      <text:p text:style-name="P3"><text:tab/><text:tab/>rem заполняю таблицу </text:p>
      <text:p text:style-name="P3"><text:tab/><text:tab/>for j=0 to 8</text:p>
      <text:p text:style-name="P3"><text:tab/><text:tab/><text:tab/>findAndRename("$k"+i+j+"$", Format(array_of_vars(i,j), MyFormat)</text:p>
      <text:p text:style-name="P3"><text:tab/><text:tab/><text:tab/>array_of_pogresh(i, j) = pogreshnost(array_of_vars(i, j), array_of_control_point(j))</text:p>
      <text:p text:style-name="P3"><text:tab/><text:tab/><text:tab/>findAndRename("$L"+i+j+"$", Format(array_of_pogresh(i, j), MyFormat)</text:p>
      <text:p text:style-name="P3"><text:tab/><text:tab/><text:tab/>findAndRename("$m"+i+j+"$", Format(dov_granica(array_of_pogresh(i, j)), MyFormat)</text:p>
      <text:p text:style-name="P3"><text:tab/><text:tab/>next j</text:p>
      <text:p text:style-name="P3"><text:tab/><text:tab/></text:p>
      <text:p text:style-name="P3"><text:tab/>next i</text:p>
      <text:p text:style-name="P3"><text:tab/>findAndRename("$bd_num$", oDialogG23.Model.getByName("NumericField000").value)</text:p>
      <text:p text:style-name="P3"><text:tab/>findAndRename("$№2$", oDialogG23.Model.getByName("NumericField001").value)</text:p>
      <text:p text:style-name="P3"><text:tab/>findAndRename("$№3$", oDialogG23.Model.getByName("NumericField002").value)</text:p>
      <text:p text:style-name="P3"><text:tab/>findAndRename("$date$", getDate(oDateFieldModel))</text:p>
      <text:p text:style-name="P3"/>
      <text:p text:style-name="P3"><text:tab/>If oOptionButton.State Then</text:p>
      <text:p text:style-name="P3"><text:s text:c="4"/><text:tab/>findAndRename("$type$", "22")</text:p>
      <text:p text:style-name="P3"><text:s text:c="4"/><text:tab/>findAndRename("$u$", "Зв")</text:p>
      <text:p text:style-name="P3"><text:s text:c="4"/><text:tab/>findAndRename("$max$", "10")</text:p>
      <text:p text:style-name="P3"><text:tab/>Else</text:p>
      <text:p text:style-name="P3"><text:s text:c="4"/><text:tab/>If oOptionButton2.State Then</text:p>
      <text:p text:style-name="P3"><text:s text:c="4"/><text:tab/><text:tab/>findAndRename("$type$", "23")</text:p>
      <text:p text:style-name="P3"><text:s text:c="4"/><text:tab/><text:tab/>findAndRename("$u$", "Гр")</text:p>
      <text:p text:style-name="P3"><text:s text:c="4"/><text:tab/><text:tab/>findAndRename("$max$", "100")</text:p>
      <text:p text:style-name="P3"><text:tab/><text:tab/>Else</text:p>
      <text:p text:style-name="P3"><text:s text:c="4"/><text:tab/><text:tab/>findAndRename("$type$", "23/1")</text:p>
      <text:p text:style-name="P3"><text:s text:c="4"/><text:tab/><text:tab/>findAndRename("$type$", "Зв")</text:p>
      <text:p text:style-name="P3"><text:s text:c="4"/><text:tab/><text:tab/>findAndRename("$max$", "100")</text:p>
      <text:p text:style-name="P3"><text:tab/><text:tab/>End If</text:p>
      <text:p text:style-name="P3"><text:tab/>End If<text:tab/></text:p>
      <text:p text:style-name="P3">end sub</text:p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quorpikkor </meta:initial-creator>
    <meta:creation-date>2019-12-08T09:44:21.46</meta:creation-date>
    <dc:date>2019-12-10T16:40:30.24</dc:date>
    <meta:editing-duration>PT15H43M51S</meta:editing-duration>
    <meta:editing-cycles>13</meta:editing-cycles>
    <meta:generator>OpenOffice/4.1.6$Win32 OpenOffice.org_project/416m1$Build-9790</meta:generator>
    <meta:document-statistic meta:table-count="0" meta:image-count="0" meta:object-count="0" meta:page-count="27" meta:paragraph-count="1673" meta:word-count="5395" meta:character-count="68015"/>
  </office:meta>
</office:document-meta>
</file>